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9" style:family="table">
      <style:table-properties style:width="16.999cm" table:align="margins"/>
    </style:style>
    <style:style style:name="Tableau9.A" style:family="table-column">
      <style:table-column-properties style:column-width="14.499cm" style:rel-column-width="55898*"/>
    </style:style>
    <style:style style:name="Tableau9.B" style:family="table-column">
      <style:table-column-properties style:column-width="2.499cm" style:rel-column-width="9637*"/>
    </style:style>
    <style:style style:name="Tableau9.1" style:family="table-row">
      <style:table-row-properties style:min-row-height="0.688cm"/>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data-style-name="N0">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data-style-name="N0">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4.499cm" style:rel-column-width="55898*"/>
    </style:style>
    <style:style style:name="Tableau10.B" style:family="table-column">
      <style:table-column-properties style:column-width="2.499cm" style:rel-column-width="9637*"/>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3.354cm" style:rel-column-width="51485*"/>
    </style:style>
    <style:style style:name="Tableau2.B" style:family="table-column">
      <style:table-column-properties style:column-width="1.214cm" style:rel-column-width="4678*"/>
    </style:style>
    <style:style style:name="Tableau2.C" style:family="table-column">
      <style:table-column-properties style:column-width="1.215cm" style:rel-column-width="4685*"/>
    </style:style>
    <style:style style:name="Tableau2.D" style:family="table-column">
      <style:table-column-properties style:column-width="1.215cm" style:rel-column-width="4687*"/>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background-color="transparent"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background-color="#aecf00" fo:padding="0.097cm" fo:border-left="0.002cm solid #000000" fo:border-right="none" fo:border-top="none" fo:border-bottom="0.002cm solid #000000">
        <style:background-image/>
      </style:table-cell-properties>
    </style:style>
    <style:style style:name="Tableau2.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2.B3" style:family="table-cell">
      <style:table-cell-properties fo:background-color="transparent" fo:padding="0.097cm" fo:border-left="0.002cm solid #000000" fo:border-right="none" fo:border-top="none" fo:border-bottom="0.002cm solid #000000">
        <style:background-image/>
      </style:table-cell-properties>
    </style:style>
    <style:style style:name="Tableau2.D3" style:family="table-cell">
      <style:table-cell-properties fo:background-color="#aecf00" fo:padding="0.097cm" fo:border-left="0.002cm solid #000000" fo:border-right="0.002cm solid #000000" fo:border-top="none" fo:border-bottom="0.002cm solid #000000">
        <style:background-image/>
      </style:table-cell-properties>
    </style:style>
    <style:style style:name="Tableau2.D6" style:family="table-cell">
      <style:table-cell-properties fo:background-color="#ffb515" fo:padding="0.097cm" fo:border-left="0.002cm solid #000000" fo:border-right="0.002cm solid #000000" fo:border-top="none" fo:border-bottom="0.002cm solid #000000">
        <style:background-image/>
      </style:table-cell-properties>
    </style:style>
    <style:style style:name="Tableau2.D7" style:family="table-cell">
      <style:table-cell-properties fo:padding="0.097cm" fo:border-left="0.002cm solid #000000" fo:border-right="0.002cm solid #000000" fo:border-top="none" fo:border-bottom="0.002cm solid #000000"/>
    </style:style>
    <style:style style:name="Tableau2.C9" style:family="table-cell">
      <style:table-cell-properties fo:background-color="#ff950e" fo:padding="0.097cm" fo:border-left="0.002cm solid #000000" fo:border-right="none" fo:border-top="none" fo:border-bottom="0.002cm solid #000000">
        <style:background-image/>
      </style:table-cell-properties>
    </style:style>
    <style:style style:name="Tableau5" style:family="table">
      <style:table-properties style:width="16.999cm" table:align="margins"/>
    </style:style>
    <style:style style:name="Tableau5.A" style:family="table-column">
      <style:table-column-properties style:column-width="13.354cm" style:rel-column-width="51485*"/>
    </style:style>
    <style:style style:name="Tableau5.B" style:family="table-column">
      <style:table-column-properties style:column-width="1.214cm" style:rel-column-width="4678*"/>
    </style:style>
    <style:style style:name="Tableau5.C" style:family="table-column">
      <style:table-column-properties style:column-width="1.215cm" style:rel-column-width="4685*"/>
    </style:style>
    <style:style style:name="Tableau5.D" style:family="table-column">
      <style:table-column-properties style:column-width="1.215cm" style:rel-column-width="4687*"/>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background-color="transparent"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background-color="#aecf00" fo:padding="0.097cm" fo:border-left="0.002cm solid #000000" fo:border-right="none" fo:border-top="none" fo:border-bottom="0.002cm solid #000000">
        <style:background-image/>
      </style:table-cell-properties>
    </style:style>
    <style:style style:name="Tableau5.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5.B3" style:family="table-cell">
      <style:table-cell-properties fo:background-color="transparent" fo:padding="0.097cm" fo:border-left="0.002cm solid #000000" fo:border-right="none" fo:border-top="none" fo:border-bottom="0.002cm solid #000000">
        <style:background-image/>
      </style:table-cell-properties>
    </style:style>
    <style:style style:name="Tableau5.D3" style:family="table-cell">
      <style:table-cell-properties fo:background-color="#aecf00" fo:padding="0.097cm" fo:border-left="0.002cm solid #000000" fo:border-right="0.002cm solid #000000" fo:border-top="none" fo:border-bottom="0.002cm solid #000000">
        <style:background-image/>
      </style:table-cell-properties>
    </style:style>
    <style:style style:name="Tableau5.D6" style:family="table-cell">
      <style:table-cell-properties fo:background-color="#ffb515" fo:padding="0.097cm" fo:border-left="0.002cm solid #000000" fo:border-right="0.002cm solid #000000" fo:border-top="none" fo:border-bottom="0.002cm solid #000000">
        <style:background-image/>
      </style:table-cell-properties>
    </style:style>
    <style:style style:name="Tableau5.D7" style:family="table-cell">
      <style:table-cell-properties fo:padding="0.097cm" fo:border-left="0.002cm solid #000000" fo:border-right="0.002cm solid #000000" fo:border-top="none" fo:border-bottom="0.002cm solid #000000"/>
    </style:style>
    <style:style style:name="Tableau5.C9" style:family="table-cell">
      <style:table-cell-properties fo:background-color="#ff950e" fo:padding="0.097cm" fo:border-left="0.002cm solid #000000" fo:border-right="none" fo:border-top="none" fo:border-bottom="0.002cm solid #000000">
        <style:background-image/>
      </style:table-cell-properties>
    </style:style>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8.498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3.874cm" style:rel-column-width="14933*"/>
    </style:style>
    <style:style style:name="Tableau3.B" style:family="table-column">
      <style:table-column-properties style:column-width="2.29cm" style:rel-column-width="8826*"/>
    </style:style>
    <style:style style:name="Tableau3.C" style:family="table-column">
      <style:table-column-properties style:column-width="1.722cm" style:rel-column-width="6637*"/>
    </style:style>
    <style:style style:name="Tableau3.D" style:family="table-column">
      <style:table-column-properties style:column-width="3.784cm" style:rel-column-width="14586*"/>
    </style:style>
    <style:style style:name="Tableau3.E" style:family="table-column">
      <style:table-column-properties style:column-width="5.33cm" style:rel-column-width="20553*"/>
    </style:style>
    <style:style style:name="Tableau3.A1" style:family="table-cell">
      <style:table-cell-properties fo:padding="0.097cm" fo:border-left="0.002cm solid #000000" fo:border-right="none" fo:border-top="0.002cm solid #000000" fo:border-bottom="0.002cm solid #000000"/>
    </style:style>
    <style:style style:name="Tableau3.E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6.165cm" style:rel-column-width="23767*"/>
    </style:style>
    <style:style style:name="Tableau4.B" style:family="table-column">
      <style:table-column-properties style:column-width="6.216cm" style:rel-column-width="23964*"/>
    </style:style>
    <style:style style:name="Tableau4.C" style:family="table-column">
      <style:table-column-properties style:column-width="1.958cm" style:rel-column-width="7548*"/>
    </style:style>
    <style:style style:name="Tableau4.D" style:family="table-column">
      <style:table-column-properties style:column-width="2.66cm" style:rel-column-width="10256*"/>
    </style:style>
    <style:style style:name="Tableau4.A1" style:family="table-cell">
      <style:table-cell-properties fo:padding="0.097cm" fo:border-left="0.002cm solid #000000" fo:border-right="none" fo:border-top="0.002cm solid #000000" fo:border-bottom="0.002cm solid #000000"/>
    </style:style>
    <style:style style:name="Tableau4.D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4.895cm" style:rel-column-width="18870*"/>
    </style:style>
    <style:style style:name="Tableau6.B" style:family="table-column">
      <style:table-column-properties style:column-width="2.302cm" style:rel-column-width="8874*"/>
    </style:style>
    <style:style style:name="Tableau6.C" style:family="table-column">
      <style:table-column-properties style:column-width="3cm" style:rel-column-width="11567*"/>
    </style:style>
    <style:style style:name="Tableau6.D" style:family="table-column">
      <style:table-column-properties style:column-width="2.212cm" style:rel-column-width="8527*"/>
    </style:style>
    <style:style style:name="Tableau6.E" style:family="table-column">
      <style:table-column-properties style:column-width="4.59cm" style:rel-column-width="17697*"/>
    </style:style>
    <style:style style:name="Tableau6.A1" style:family="table-cell">
      <style:table-cell-properties fo:padding="0.097cm" fo:border-left="0.002cm solid #000000" fo:border-right="none" fo:border-top="0.002cm solid #000000" fo:border-bottom="0.002cm solid #000000"/>
    </style:style>
    <style:style style:name="Tableau6.E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6.376cm" style:rel-column-width="24583*"/>
    </style:style>
    <style:style style:name="Tableau7.B" style:family="table-column">
      <style:table-column-properties style:column-width="5.477cm" style:rel-column-width="21115*"/>
    </style:style>
    <style:style style:name="Tableau7.C" style:family="table-column">
      <style:table-column-properties style:column-width="5.145cm" style:rel-column-width="19837*"/>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background-color="transparent"/>
    </style:style>
    <style:style style:name="P2" style:family="paragraph" style:parent-style-name="Table_20_Contents">
      <style:text-properties style:text-line-through-style="solid"/>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background-color="#aecf00">
        <style:background-image/>
      </style:paragraph-properties>
      <style:text-properties fo:background-color="transparent"/>
    </style:style>
    <style:style style:name="P5" style:family="paragraph" style:parent-style-name="Heading_20_4">
      <style:text-properties fo:font-style="normal" style:font-style-asian="normal" style:font-style-complex="normal"/>
    </style:style>
    <style:style style:name="P6" style:family="paragraph" style:parent-style-name="Heading_20_4">
      <style:text-properties style:text-line-through-style="solid"/>
    </style:style>
    <style:style style:name="P7" style:family="paragraph" style:parent-style-name="Heading_20_4">
      <style:text-properties style:text-underline-style="none"/>
    </style:style>
    <style:style style:name="P8" style:family="paragraph" style:parent-style-name="Text_20_body">
      <style:text-properties style:text-underline-style="none"/>
    </style:style>
    <style:style style:name="P9" style:family="paragraph" style:parent-style-name="Text_20_body">
      <style:text-properties style:text-line-through-style="solid"/>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text-properties fo:font-style="normal" style:text-underline-style="none" fo:background-color="#ffff00" style:font-style-asian="normal" style:font-style-complex="normal"/>
    </style:style>
    <style:style style:name="P12" style:family="paragraph" style:parent-style-name="Text_20_body">
      <style:paragraph-properties fo:text-align="end" style:justify-single-word="false"/>
    </style:style>
    <style:style style:name="P13" style:family="paragraph" style:parent-style-name="Text_20_body">
      <style:text-properties fo:background-color="#ffff00"/>
    </style:style>
    <style:style style:name="P14" style:family="paragraph" style:parent-style-name="Standard">
      <style:text-properties style:text-underline-style="none"/>
    </style:style>
    <style:style style:name="P15" style:family="paragraph" style:parent-style-name="Standard">
      <style:text-properties style:text-line-through-style="solid"/>
    </style:style>
    <style:style style:name="P16" style:family="paragraph" style:parent-style-name="Standard">
      <style:paragraph-properties fo:margin-left="0cm" fo:margin-right="0cm" fo:text-indent="0cm" style:auto-text-indent="false"/>
      <style:text-properties style:text-line-through-style="solid"/>
    </style:style>
    <style:style style:name="P17" style:family="paragraph" style:parent-style-name="Table_20_Heading">
      <style:text-properties style:text-line-through-style="solid"/>
    </style:style>
    <style:style style:name="P18" style:family="paragraph" style:parent-style-name="Table_20_Heading">
      <style:paragraph-properties fo:text-align="start" style:justify-single-word="false"/>
    </style:style>
    <style:style style:name="P19" style:family="paragraph" style:parent-style-name="Heading_20_5">
      <style:text-properties style:text-line-through-style="solid"/>
    </style:style>
    <style:style style:name="P20" style:family="paragraph" style:parent-style-name="Heading_20_5">
      <style:text-properties style:text-underline-style="none"/>
    </style:style>
    <style:style style:name="P21" style:family="paragraph" style:parent-style-name="Heading_20_5">
      <style:text-properties fo:font-style="normal" style:text-underline-style="none" style:font-style-asian="normal" style:font-style-complex="normal"/>
    </style:style>
    <style:style style:name="P22" style:family="paragraph" style:parent-style-name="Heading_20_6">
      <style:text-properties style:text-line-through-style="solid"/>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2">
      <style:text-properties fo:font-style="normal" style:font-style-asian="normal" style:font-style-complex="normal"/>
    </style:style>
    <style:style style:name="P26" style:family="paragraph" style:parent-style-name="Standard" style:list-style-name="L10">
      <style:text-properties fo:font-style="normal" style:font-style-asian="normal" style:font-style-complex="normal"/>
    </style:style>
    <style:style style:name="P27" style:family="paragraph" style:parent-style-name="Standard" style:list-style-name="L10">
      <style:text-properties fo:font-style="normal" style:text-underline-style="none" style:font-style-asian="normal" style:font-style-complex="normal"/>
    </style:style>
    <style:style style:name="P28" style:family="paragraph" style:parent-style-name="Standard" style:list-style-name="L14">
      <style:text-properties fo:font-style="normal" style:text-underline-style="none" style:font-style-asian="normal" style:font-style-complex="normal"/>
    </style:style>
    <style:style style:name="P29" style:family="paragraph" style:parent-style-name="Standard" style:list-style-name="L14">
      <style:text-properties fo:font-style="normal" style:text-underline-style="none" fo:background-color="#ffcc99" style:font-style-asian="normal" style:font-style-complex="normal"/>
    </style:style>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7">
      <style:text-properties fo:background-color="#aecf00"/>
    </style:style>
    <style:style style:name="P36" style:family="paragraph" style:parent-style-name="Standard" style:list-style-name="L8"/>
    <style:style style:name="P37" style:family="paragraph" style:parent-style-name="Standard" style:list-style-name="L9"/>
    <style:style style:name="P38" style:family="paragraph" style:parent-style-name="Standard" style:list-style-name="L10"/>
    <style:style style:name="P39" style:family="paragraph" style:parent-style-name="Standard" style:list-style-name="L10">
      <style:text-properties style:text-underline-style="none"/>
    </style:style>
    <style:style style:name="P40" style:family="paragraph" style:parent-style-name="Standard" style:list-style-name="L11">
      <style:text-properties style:text-underline-style="none"/>
    </style:style>
    <style:style style:name="P41" style:family="paragraph" style:parent-style-name="Standard" style:list-style-name="L12">
      <style:text-properties style:text-underline-style="none"/>
    </style:style>
    <style:style style:name="P42" style:family="paragraph" style:parent-style-name="Standard" style:list-style-name="L13">
      <style:text-properties style:text-underline-style="none"/>
    </style:style>
    <style:style style:name="P43" style:family="paragraph" style:parent-style-name="Standard" style:list-style-name="L11"/>
    <style:style style:name="P44" style:family="paragraph" style:parent-style-name="Standard" style:list-style-name="L12"/>
    <style:style style:name="P45" style:family="paragraph" style:parent-style-name="Standard" style:list-style-name="L15"/>
    <style:style style:name="P46" style:family="paragraph" style:parent-style-name="Standard" style:list-style-name="L15">
      <style:text-properties style:text-line-through-style="solid"/>
    </style:style>
    <style:style style:name="P47" style:family="paragraph" style:parent-style-name="Standard" style:list-style-name="L20">
      <style:text-properties style:text-line-through-style="solid"/>
    </style:style>
    <style:style style:name="P48" style:family="paragraph" style:parent-style-name="Standard" style:list-style-name="L23">
      <style:text-properties style:text-line-through-style="solid"/>
    </style:style>
    <style:style style:name="P49" style:family="paragraph" style:parent-style-name="Standard" style:list-style-name="L24">
      <style:text-properties style:text-line-through-style="solid"/>
    </style:style>
    <style:style style:name="P50" style:family="paragraph" style:parent-style-name="Standard" style:list-style-name="L25">
      <style:text-properties style:text-line-through-style="solid"/>
    </style:style>
    <style:style style:name="P51" style:family="paragraph" style:parent-style-name="Standard" style:list-style-name="L27">
      <style:text-properties style:text-line-through-style="solid"/>
    </style:style>
    <style:style style:name="P52" style:family="paragraph" style:parent-style-name="Standard" style:list-style-name="L26">
      <style:text-properties style:text-line-through-style="solid"/>
    </style:style>
    <style:style style:name="P53" style:family="paragraph" style:parent-style-name="Standard" style:list-style-name="L28">
      <style:text-properties style:text-line-through-style="solid"/>
    </style:style>
    <style:style style:name="P54" style:family="paragraph" style:parent-style-name="Standard" style:list-style-name="L29">
      <style:text-properties style:text-line-through-style="solid"/>
    </style:style>
    <style:style style:name="P55" style:family="paragraph" style:parent-style-name="Standard" style:list-style-name="L30">
      <style:text-properties style:text-line-through-style="solid"/>
    </style:style>
    <style:style style:name="P56" style:family="paragraph" style:parent-style-name="Standard" style:list-style-name="L16"/>
    <style:style style:name="P57" style:family="paragraph" style:parent-style-name="Standard" style:list-style-name="L17"/>
    <style:style style:name="P58" style:family="paragraph" style:parent-style-name="Standard" style:list-style-name="L18"/>
    <style:style style:name="P59" style:family="paragraph" style:parent-style-name="Standard" style:list-style-name="L19"/>
    <style:style style:name="P60" style:family="paragraph" style:parent-style-name="Standard" style:list-style-name="L7">
      <style:paragraph-properties fo:margin-left="1.251cm" fo:margin-right="0cm" fo:text-indent="-0.635cm" style:auto-text-indent="false"/>
    </style:style>
    <style:style style:name="P61" style:family="paragraph" style:parent-style-name="Standard" style:list-style-name="L7">
      <style:paragraph-properties fo:margin-left="1.251cm" fo:margin-right="0cm" fo:text-indent="-0.635cm" style:auto-text-indent="false"/>
      <style:text-properties officeooo:rsid="00471b81"/>
    </style:style>
    <style:style style:name="P62" style:family="paragraph" style:parent-style-name="Standard" style:list-style-name="L9">
      <style:paragraph-properties fo:margin-left="1.251cm" fo:margin-right="0cm" fo:text-indent="-0.635cm" style:auto-text-indent="false"/>
    </style:style>
    <style:style style:name="P63" style:family="paragraph" style:parent-style-name="Standard" style:list-style-name="L7">
      <style:paragraph-properties fo:margin-left="2.501cm" fo:margin-right="0cm" fo:text-indent="-0.635cm" style:auto-text-indent="false"/>
    </style:style>
    <style:style style:name="P64" style:family="paragraph" style:parent-style-name="Standard" style:list-style-name="L7">
      <style:paragraph-properties fo:margin-left="2.501cm" fo:margin-right="0cm" fo:text-indent="-0.635cm" style:auto-text-indent="false"/>
      <style:text-properties fo:background-color="#ffcc99"/>
    </style:style>
    <style:style style:name="P65" style:family="paragraph" style:parent-style-name="Standard" style:list-style-name="L9">
      <style:paragraph-properties fo:margin-left="2.501cm" fo:margin-right="0cm" fo:text-indent="-0.635cm" style:auto-text-indent="false"/>
    </style:style>
    <style:style style:name="P66" style:family="paragraph" style:parent-style-name="Standard" style:list-style-name="L22">
      <style:paragraph-properties fo:margin-left="2.501cm" fo:margin-right="0cm" fo:text-indent="-0.635cm" style:auto-text-indent="false"/>
      <style:text-properties style:text-line-through-style="solid"/>
    </style:style>
    <style:style style:name="P67" style:family="paragraph" style:parent-style-name="Standard" style:list-style-name="L7">
      <style:paragraph-properties fo:margin-left="2.501cm" fo:margin-right="0cm" fo:text-indent="-0.635cm" style:auto-text-indent="false" fo:background-color="transparent">
        <style:background-image/>
      </style:paragraph-properties>
      <style:text-properties officeooo:paragraph-rsid="0018ed01"/>
    </style:style>
    <style:style style:name="P68" style:family="paragraph" style:parent-style-name="Standard" style:list-style-name="L7">
      <style:paragraph-properties fo:margin-left="3.752cm" fo:margin-right="0cm" fo:text-indent="-0.635cm" style:auto-text-indent="false"/>
    </style:style>
    <style:style style:name="P69" style:family="paragraph" style:parent-style-name="Standard" style:list-style-name="L7">
      <style:paragraph-properties fo:margin-left="3.752cm" fo:margin-right="0cm" fo:text-indent="-0.635cm" style:auto-text-indent="false"/>
      <style:text-properties fo:background-color="#ffcc99"/>
    </style:style>
    <style:style style:name="P70" style:family="paragraph" style:parent-style-name="Text_20_body" style:list-style-name="L6"/>
    <style:style style:name="P71" style:family="paragraph" style:parent-style-name="Text_20_body" style:list-style-name="L21">
      <style:text-properties style:text-line-through-style="solid"/>
    </style:style>
    <style:style style:name="P72" style:family="paragraph" style:parent-style-name="Text_20_body" style:list-style-name="L26">
      <style:text-properties style:text-line-through-style="solid"/>
    </style:style>
    <style:style style:name="P73" style:family="paragraph" style:parent-style-name="Text_20_body">
      <style:text-properties officeooo:paragraph-rsid="001c54c0"/>
    </style:style>
    <style:style style:name="P74" style:family="paragraph" style:parent-style-name="Heading_20_1">
      <style:paragraph-properties fo:break-before="page"/>
    </style:style>
    <style:style style:name="P75" style:family="paragraph" style:parent-style-name="Heading_20_3">
      <style:text-properties style:text-line-through-style="solid"/>
    </style:style>
    <style:style style:name="P76" style:family="paragraph" style:parent-style-name="Contents_20_Heading">
      <style:paragraph-properties fo:break-before="page"/>
    </style:style>
    <style:style style:name="P77" style:family="paragraph" style:parent-style-name="Contents_20_1">
      <style:paragraph-properties>
        <style:tab-stops>
          <style:tab-stop style:position="16.999cm" style:type="right" style:leader-style="dotted" style:leader-text="."/>
        </style:tab-stops>
      </style:paragraph-properties>
    </style:style>
    <style:style style:name="P78" style:family="paragraph" style:parent-style-name="Contents_20_3">
      <style:paragraph-properties>
        <style:tab-stops>
          <style:tab-stop style:position="16cm" style:type="right" style:leader-style="dotted" style:leader-text="."/>
        </style:tab-stops>
      </style:paragraph-properties>
    </style:style>
    <style:style style:name="P79" style:family="paragraph" style:parent-style-name="Contents_20_2">
      <style:paragraph-properties>
        <style:tab-stops>
          <style:tab-stop style:position="16.499cm" style:type="right" style:leader-style="dotted" style:leader-text="."/>
        </style:tab-stops>
      </style:paragraph-properties>
    </style:style>
    <style:style style:name="P80" style:family="paragraph" style:parent-style-name="Contents_20_4">
      <style:paragraph-properties>
        <style:tab-stops>
          <style:tab-stop style:position="15.501cm" style:type="right" style:leader-style="dotted" style:leader-text="."/>
        </style:tab-stops>
      </style:paragraph-properties>
    </style:style>
    <style:style style:name="P81" style:family="paragraph" style:parent-style-name="Contents_20_5">
      <style:paragraph-properties>
        <style:tab-stops>
          <style:tab-stop style:position="15.002cm" style:type="right" style:leader-style="dotted" style:leader-text="."/>
        </style:tab-stops>
      </style:paragraph-properties>
    </style:style>
    <style:style style:name="P82" style:family="paragraph" style:parent-style-name="Contents_20_6">
      <style:paragraph-properties>
        <style:tab-stops>
          <style:tab-stop style:position="14.50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officeooo:rsid="0014039b" style:font-style-asian="italic" style:font-style-complex="italic"/>
    </style:style>
    <style:style style:name="T4" style:family="text">
      <style:text-properties fo:font-style="italic" style:text-underline-style="none" officeooo:rsid="0017431d" style:font-style-asian="italic" style:font-style-complex="italic"/>
    </style:style>
    <style:style style:name="T5" style:family="text">
      <style:text-properties fo:font-style="italic" style:text-underline-style="none" officeooo:rsid="00174fb9"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officeooo:rsid="000da5c8" style:font-style-asian="normal" style:font-style-complex="normal"/>
    </style:style>
    <style:style style:name="T9" style:family="text">
      <style:text-properties fo:font-style="normal" style:text-underline-style="none" officeooo:rsid="000e5395" style:font-style-asian="normal" style:font-style-complex="normal"/>
    </style:style>
    <style:style style:name="T10" style:family="text">
      <style:text-properties fo:font-style="normal" style:text-underline-style="none" officeooo:rsid="0014039b" style:font-style-asian="normal" style:font-style-complex="normal"/>
    </style:style>
    <style:style style:name="T11" style:family="text">
      <style:text-properties fo:font-style="normal" style:text-underline-style="none" officeooo:rsid="00145c2c" style:font-style-asian="normal" style:font-style-complex="normal"/>
    </style:style>
    <style:style style:name="T12" style:family="text">
      <style:text-properties fo:font-style="normal" style:text-underline-style="none" officeooo:rsid="0014f4ac" style:font-style-asian="normal" style:font-style-complex="normal"/>
    </style:style>
    <style:style style:name="T13" style:family="text">
      <style:text-properties fo:font-style="normal" style:text-underline-style="none" officeooo:rsid="00166bd7" style:font-style-asian="normal" style:font-style-complex="normal"/>
    </style:style>
    <style:style style:name="T14" style:family="text">
      <style:text-properties fo:font-style="normal" style:text-underline-style="none" officeooo:rsid="0017431d" style:font-style-asian="normal" style:font-style-complex="normal"/>
    </style:style>
    <style:style style:name="T15" style:family="text">
      <style:text-properties fo:font-style="normal" style:text-underline-style="none" officeooo:rsid="00174fb9" style:font-style-asian="normal" style:font-style-complex="normal"/>
    </style:style>
    <style:style style:name="T16" style:family="text">
      <style:text-properties fo:font-style="normal" style:text-underline-style="none" officeooo:rsid="00190a70" style:font-style-asian="normal" style:font-style-complex="normal"/>
    </style:style>
    <style:style style:name="T17" style:family="text">
      <style:text-properties fo:font-style="normal" style:text-underline-style="none" officeooo:rsid="0019677c" style:font-style-asian="normal" style:font-style-complex="normal"/>
    </style:style>
    <style:style style:name="T18" style:family="text">
      <style:text-properties fo:font-style="normal" style:text-underline-style="none" officeooo:rsid="001b44ce" style:font-style-asian="normal" style:font-style-complex="normal"/>
    </style:style>
    <style:style style:name="T19" style:family="text">
      <style:text-properties fo:color="#ff3333"/>
    </style:style>
    <style:style style:name="T20" style:family="text">
      <style:text-properties fo:font-weight="bold" style:font-weight-asian="bold" style:font-weight-complex="bold"/>
    </style:style>
    <style:style style:name="T21" style:family="text">
      <style:text-properties fo:font-weight="bold" officeooo:rsid="0031426c" style:font-weight-asian="bold" style:font-weight-complex="bold"/>
    </style:style>
    <style:style style:name="T22" style:family="text">
      <style:text-properties fo:font-weight="bold" officeooo:rsid="00471b81" style:font-weight-asian="bold" style:font-weight-complex="bold"/>
    </style:style>
    <style:style style:name="T23" style:family="text">
      <style:text-properties fo:font-weight="bold" officeooo:rsid="00471b81" fo:background-color="transparent" style:font-weight-asian="bold" style:font-weight-complex="bold"/>
    </style:style>
    <style:style style:name="T24" style:family="text">
      <style:text-properties fo:font-weight="bold" officeooo:rsid="0018ed01" fo:background-color="transparent" style:font-weight-asian="bold" style:font-weight-complex="bold"/>
    </style:style>
    <style:style style:name="T25" style:family="text">
      <style:text-properties fo:font-weight="normal" style:font-weight-asian="normal" style:font-weight-complex="normal"/>
    </style:style>
    <style:style style:name="T26" style:family="text">
      <style:text-properties fo:color="#ff0000"/>
    </style:style>
    <style:style style:name="T27" style:family="text">
      <style:text-properties fo:color="#ff0000" fo:font-style="italic" style:font-style-asian="italic" style:font-style-complex="italic"/>
    </style:style>
    <style:style style:name="T28" style:family="text">
      <style:text-properties style:text-underline-style="none"/>
    </style:style>
    <style:style style:name="T29" style:family="text">
      <style:text-properties style:text-underline-style="none" officeooo:rsid="000c3e3a"/>
    </style:style>
    <style:style style:name="T30" style:family="text">
      <style:text-properties style:text-underline-style="none" officeooo:rsid="000da5c8"/>
    </style:style>
    <style:style style:name="T31" style:family="text">
      <style:text-properties officeooo:rsid="000bc16c"/>
    </style:style>
    <style:style style:name="T32" style:family="text">
      <style:text-properties officeooo:rsid="001cd34f"/>
    </style:style>
    <style:style style:name="T33" style:family="text">
      <style:text-properties fo:background-color="#ffff00"/>
    </style:style>
    <style:style style:name="T34" style:family="text">
      <style:text-properties officeooo:rsid="001cd34f" fo:background-color="#ffff00"/>
    </style:style>
    <style:style style:name="T35" style:family="text">
      <style:text-properties officeooo:rsid="001e394e"/>
    </style:style>
    <style:style style:name="T36" style:family="text">
      <style:text-properties officeooo:rsid="001f70e9"/>
    </style:style>
    <style:style style:name="T37" style:family="text">
      <style:text-properties officeooo:rsid="0025624b"/>
    </style:style>
    <style:style style:name="T38" style:family="text">
      <style:text-properties officeooo:rsid="002ac747"/>
    </style:style>
    <style:style style:name="T39" style:family="text">
      <style:text-properties officeooo:rsid="0030afef"/>
    </style:style>
    <style:style style:name="T40" style:family="text">
      <style:text-properties officeooo:rsid="0031426c"/>
    </style:style>
    <style:style style:name="T41" style:family="text">
      <style:text-properties officeooo:rsid="0032008b"/>
    </style:style>
    <style:style style:name="T42" style:family="text">
      <style:text-properties officeooo:rsid="00351711"/>
    </style:style>
    <style:style style:name="T43" style:family="text">
      <style:text-properties officeooo:rsid="003683ae"/>
    </style:style>
    <style:style style:name="T44" style:family="text">
      <style:text-properties officeooo:rsid="0039cae1"/>
    </style:style>
    <style:style style:name="T45" style:family="text">
      <style:text-properties officeooo:rsid="003ab2c3"/>
    </style:style>
    <style:style style:name="T46" style:family="text">
      <style:text-properties officeooo:rsid="003c19e9"/>
    </style:style>
    <style:style style:name="T47" style:family="text">
      <style:text-properties officeooo:rsid="003d353e"/>
    </style:style>
    <style:style style:name="T48" style:family="text">
      <style:text-properties officeooo:rsid="003f85af"/>
    </style:style>
    <style:style style:name="T49" style:family="text">
      <style:text-properties fo:background-color="#cccc00"/>
    </style:style>
    <style:style style:name="T50" style:family="text">
      <style:text-properties fo:background-color="#ffcc99"/>
    </style:style>
    <style:style style:name="T51" style:family="text">
      <style:text-properties officeooo:rsid="00413f8b"/>
    </style:style>
    <style:style style:name="T52" style:family="text">
      <style:text-properties officeooo:rsid="0042a9ab"/>
    </style:style>
    <style:style style:name="T53" style:family="text">
      <style:text-properties officeooo:rsid="0043f9cb"/>
    </style:style>
    <style:style style:name="T54" style:family="text">
      <style:text-properties officeooo:rsid="00471b81"/>
    </style:style>
    <style:style style:name="T55" style:family="text">
      <style:text-properties officeooo:rsid="00471b81" fo:background-color="#aecf00"/>
    </style:style>
    <style:style style:name="T56" style:family="text">
      <style:text-properties officeooo:rsid="0018ed01" fo:background-color="#aecf00"/>
    </style:style>
    <style:style style:name="T57" style:family="text">
      <style:text-properties officeooo:rsid="00471b81" fo:background-color="transparent"/>
    </style:style>
    <style:style style:name="T58" style:family="text">
      <style:text-properties officeooo:rsid="001c4ed4"/>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
      <text:p text:style-name="Heading"/>
      <text:p text:style-name="Heading"/>
      <text:p text:style-name="Heading"/>
      <text:p text:style-name="Heading"/>
      <text:p text:style-name="Heading"/>
      <text:p text:style-name="Heading">Webrsa: spécifications du module « EP »</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6">Table des matières</text:p>
          </text:index-title>
          <text:p text:style-name="P77">Introduction<text:tab/>4</text:p>
          <text:p text:style-name="P79">Buts du module « équipes pluridisciplinaires »<text:tab/>4</text:p>
          <text:p text:style-name="P79">Buts du document<text:tab/>4</text:p>
          <text:p text:style-name="P79">Points non couverts par ce document<text:tab/>4</text:p>
          <text:p text:style-name="P79">Acteurs<text:tab/>5</text:p>
          <text:p text:style-name="P78">Acteurs internes au CG<text:tab/>5</text:p>
          <text:p text:style-name="P80">Administrateur des EPs<text:tab/>5</text:p>
          <text:p text:style-name="P80">Gestionnaire des EPs<text:tab/>5</text:p>
          <text:p text:style-name="P80">PCG / Coordonnateur (technique)<text:tab/>5</text:p>
          <text:p text:style-name="P78">Acteurs externes au CG<text:tab/>5</text:p>
          <text:p text:style-name="P80">Allocataire<text:tab/>5</text:p>
          <text:p text:style-name="P80">CAF<text:tab/>5</text:p>
          <text:p text:style-name="P80">Membre d'EP<text:tab/>5</text:p>
          <text:p text:style-name="P80">Pôle emploi<text:tab/>5</text:p>
          <text:p text:style-name="P80">Référent<text:tab/>5</text:p>
          <text:p text:style-name="P80">Structure référente<text:tab/>5</text:p>
          <text:p text:style-name="P79">Vocabulaire<text:tab/>6</text:p>
          <text:p text:style-name="P78">Thème ou mission de l'EP<text:tab/>6</text:p>
          <text:p text:style-name="P78">Bilan de parcours<text:tab/>6</text:p>
          <text:p text:style-name="P78">...<text:tab/>6</text:p>
          <text:p text:style-name="P77">Travail préparatoire<text:tab/>7</text:p>
          <text:p text:style-name="P79">Mise à jour de Webrsa<text:tab/>7</text:p>
          <text:p text:style-name="P79">Consolidation des données<text:tab/>7</text:p>
          <text:p text:style-name="P78">Orientations et contrats<text:tab/>7</text:p>
          <text:p text:style-name="P80">CG 93<text:tab/>7</text:p>
          <text:p text:style-name="P80">CG 66<text:tab/>7</text:p>
          <text:p text:style-name="P77">Survol du module<text:tab/>9</text:p>
          <text:p text:style-name="P79">Étapes du module<text:tab/>9</text:p>
          <text:p text:style-name="P79">Questions et remarques<text:tab/>9</text:p>
          <text:p text:style-name="P78">Durées<text:tab/>9</text:p>
          <text:p text:style-name="P78">Date de passage au plus tôt, au plus tard<text:tab/>9</text:p>
          <text:p text:style-name="P78">Multi-thématiques<text:tab/>10</text:p>
          <text:p text:style-name="P79">Thèmes des EP<text:tab/>10</text:p>
          <text:p text:style-name="P78">CG 93<text:tab/>10</text:p>
          <text:p text:style-name="P80">Demandes de réorientation transmises par les référents<text:tab/>10</text:p>
          <text:p text:style-name="P80">Suspension et réduction d'allocations<text:tab/>11</text:p>
          <text:p text:style-name="P81">Fiche de saisine<text:tab/>11</text:p>
          <text:p text:style-name="P81">Détection automatique<text:tab/>11</text:p>
          <text:p text:style-name="P78">CG 66<text:tab/>12</text:p>
          <text:p text:style-name="P80">Réorientation ou maintien de l'orientation<text:tab/>13</text:p>
          <text:p text:style-name="P78">Tableaux récapitulatifs<text:tab/>13</text:p>
          <text:p text:style-name="P78">Prises de décision pour le module EP<text:tab/>14</text:p>
          <text:p text:style-name="P77">Scénario concret<text:tab/>15</text:p>
          <text:p text:style-name="P79">Configuration du module<text:tab/>15</text:p>
          <text:p text:style-name="P78">Création des fonctions des membres<text:tab/>15</text:p>
          <text:p text:style-name="P78">Spécifique CG 93<text:tab/>15</text:p>
          <text:p text:style-name="P80">Création des CLIs<text:tab/>15</text:p>
          <text:p text:style-name="P80">Création des équipe<text:tab/>15</text:p>
          <text:p text:style-name="P78"><text:soft-page-break/>Spécifique CG 66<text:tab/>15</text:p>
          <text:p text:style-name="P80">Création des types d'EP<text:tab/>15</text:p>
          <text:p text:style-name="P80">Création des équipe<text:tab/>16</text:p>
          <text:p text:style-name="P78">Alimentation du module en dossiers<text:tab/>16</text:p>
          <text:p text:style-name="P80">Spécifique CG 93<text:tab/>16</text:p>
          <text:p text:style-name="P80">Spécifique CG 66<text:tab/>17</text:p>
          <text:p text:style-name="P81">Bilan de parcours<text:tab/>17</text:p>
          <text:p text:style-name="P81">Demande de réorientation par Pôle Emploi<text:tab/>17</text:p>
          <text:p text:style-name="P81">Dans les deux cas<text:tab/>17</text:p>
          <text:p text:style-name="P78">Déroulement d'une séance<text:tab/>17</text:p>
          <text:p text:style-name="P80">Configuration de la séance<text:tab/>17</text:p>
          <text:p text:style-name="P81">Création de la séance<text:tab/>17</text:p>
          <text:p text:style-name="P80">Tenue de la séance<text:tab/>18</text:p>
          <text:p text:style-name="P81">Prise de présences<text:tab/>18</text:p>
          <text:p text:style-name="P81">Examen des dossiers<text:tab/>18</text:p>
          <text:p text:style-name="P81">Prises de décisions concernant les dossiers par l'EP<text:tab/>18</text:p>
          <text:p text:style-name="P82">Spécifique CG 93<text:tab/>18</text:p>
          <text:p text:style-name="P82">Spécifique CG 66<text:tab/>18</text:p>
          <text:p text:style-name="P81">Prises de décisions concernant les dossiers par le PCG<text:tab/>19</text:p>
          <text:p text:style-name="P82">Spécifique CG 93<text:tab/>19</text:p>
          <text:p text:style-name="P82">Spécifique CG 66<text:tab/>19</text:p>
          <text:p text:style-name="P81">Traitement d'une EP clôturée<text:tab/>19</text:p>
          <text:p text:style-name="P82">Application des décisions<text:tab/>19</text:p>
          <text:p text:style-name="P82">Communication des décisions<text:tab/>19</text:p>
          <text:p text:style-name="P77">Appendice<text:tab/>21</text:p>
          <text:p text:style-name="P79">Requêtes SQL<text:tab/>21</text:p>
          <text:p text:style-name="P78">Consolidation des données<text:tab/>21</text:p>
        </text:index-body>
      </text:table-of-content>
      <text:p text:style-name="Text_20_body"/>
      <text:h text:style-name="P74" text:outline-level="1">Introduction</text:h>
      <text:h text:style-name="Heading_20_2" text:outline-level="2">Buts du module « équipes pluridisciplinaires »</text:h>
      <text:p text:style-name="Text_20_body">Permettre au CG de prendre des décisions concernant le parcours des allocataires, leurs obligations ou l'ouverture de leur droit au RSA (PDO) - ou de valider des contrats d'engagement réciproques complexes, de communiquer ces décisions (à la CAF, au Pôle Emploi et à l'allocataire) et de pouvoir faire des statistiques sur ces décisions.</text:p>
      <text:p text:style-name="Text_20_body">La difficulté de ce module vient du fait que chaque CG traite des thèmes parfois similaires, mais de façon différente.</text:p>
      <text:h text:style-name="Heading_20_2" text:outline-level="2">Buts du document</text:h>
      <text:list xml:id="list1991431025" text:style-name="L1">
        <text:list-item>
          <text:p text:style-name="P23">Synthèse des échanges et documents précédents</text:p>
        </text:list-item>
        <text:list-item>
          <text:p text:style-name="P23">Lister les différences et les similitudes de traitement entre les différents CG</text:p>
        </text:list-item>
        <text:list-item>
          <text:p text:style-name="P23">Reformulation des demandes, avec exemples concrets</text:p>
        </text:list-item>
        <text:list-item>
          <text:p text:style-name="P23">Faire un tour complet du module concernant une thématique commune (les autres thématiques seront rajoutées par la suite)</text:p>
        </text:list-item>
        <text:list-item>
          <text:p text:style-name="P23">Évoluera de façon incrémentale, de manière à couvrir <text:span text:style-name="T1">in fine</text:span> l'ensemble du module</text:p>
        </text:list-item>
      </text:list>
      <text:h text:style-name="Heading_20_2" text:outline-level="2">Points non couverts par ce document</text:h>
      <text:list xml:id="list140458645" text:style-name="L2">
        <text:list-item>
          <text:p text:style-name="P24">Volet « statistiques » du module « EP »</text:p>
        </text:list-item>
        <text:list-item>
          <text:p text:style-name="P24">Report d'une séance d'EP</text:p>
        </text:list-item>
        <text:list-item>
          <text:p text:style-name="P24"><text:span text:style-name="T20">Spécifique CG93:</text:span> passage des dossiers de l'<text:span text:style-name="T1">EP</text:span> d'une <text:span text:style-name="T1">CLI</text:span> à une autre <text:span text:style-name="T1">EP</text:span> de la même <text:span text:style-name="T1">CLI</text:span></text:p>
        </text:list-item>
        <text:list-item>
          <text:p text:style-name="P24">Annulation d'un dossier avant le passage en <text:span text:style-name="T1">séance d'EP</text:span></text:p>
        </text:list-item>
        <text:list-item>
          <text:p text:style-name="P24">Possibilité d'ajouter ou de supprimer des <text:span text:style-name="T1">dossiers d'EP</text:span> en cours de <text:span text:style-name="T1">séance d'EP</text:span></text:p>
        </text:list-item>
        <text:list-item>
          <text:p text:style-name="P24">Possibilité que le dossier d'un <text:span text:style-name="T1">allocataire</text:span> concerne plusieurs thèmes pour la même <text:span text:style-name="T1">EP</text:span>.</text:p>
        </text:list-item>
        <text:list-item>
          <text:p text:style-name="P24">Proposition de solution, avec écrans schématisés</text:p>
        </text:list-item>
        <text:list-item>
          <text:p text:style-name="P24">Décisions « avis non rendu » et « report »</text:p>
        </text:list-item>
        <text:list-item>
          <text:p text:style-name="P24">Valeurs paramétrables</text:p>
        </text:list-item>
        <text:list-item>
          <text:p text:style-name="P24">Participation de l'<text:span text:style-name="T1">allocataire</text:span> à la <text:span text:style-name="T1">séance d'EP </text:span><text:span text:style-name="T6">(présence ou envoi d'observations pour la </text:span><text:span text:style-name="T1">séance d'EP</text:span><text:span text:style-name="T6">)</text:span></text:p>
        </text:list-item>
        <text:list-item>
          <text:p text:style-name="P25">Gestion des présences des participants à la <text:span text:style-name="T1">séance d'EP</text:span></text:p>
        </text:list-item>
        <text:list-item>
          <text:p text:style-name="P25">Réorientation d'un allocataire pendant que celui-ci possède un dossier d'EPs pour le thème « Réorientation ou maintien de l'orientation » et que ce dossier n'est pas encore passé en séance d'EPs.</text:p>
        </text:list-item>
      </text:list>
      <text:h text:style-name="Heading_20_2" text:outline-level="2"><text:soft-page-break/>Acteurs</text:h>
      <text:h text:style-name="Heading_20_3" text:outline-level="3">Acteurs internes au CG</text:h>
      <text:h text:style-name="Heading_20_4" text:outline-level="4">Administrateur des EPs</text:h>
      <text:list xml:id="list828332746" text:style-name="L3">
        <text:list-item>
          <text:p text:style-name="P30">Gérer les fonctions des participants aux équipes pluridisciplinaires</text:p>
        </text:list-item>
        <text:list-item>
          <text:p text:style-name="P30">Gérer les particiants aux équipes pluridisciplinaires</text:p>
        </text:list-item>
        <text:list-item>
          <text:p text:style-name="P30"><text:span text:style-name="T20">Spécifique CG 93 :</text:span><text:span text:style-name="T25"> g</text:span>érer les CLI</text:p>
        </text:list-item>
        <text:list-item>
          <text:p text:style-name="P30">Gérer les équipes pluridisciplinaires</text:p>
        </text:list-item>
      </text:list>
      <text:h text:style-name="Heading_20_4" text:outline-level="4">Gestionnaire des EPs</text:h>
      <text:list xml:id="list681309778" text:continue-numbering="true" text:style-name="L3">
        <text:list-item>
          <text:p text:style-name="P30">Gérer les <text:span text:style-name="T1">séances d'EP</text:span></text:p>
        </text:list-item>
      </text:list>
      <text:h text:style-name="P5" text:outline-level="4">PCG / Coordonnateur (technique)</text:h>
      <text:h text:style-name="Heading_20_3" text:outline-level="3">Acteurs externes au CG</text:h>
      <text:h text:style-name="Heading_20_4" text:outline-level="4">Allocataire</text:h>
      <text:p text:style-name="Standard">Personne demandeur ou conjoint RSA, soumise à droits et devoirs, au sein d'un foyer dont les droits sont ouverts.</text:p>
      <text:h text:style-name="Heading_20_4" text:outline-level="4">CAF</text:h>
      <text:h text:style-name="Heading_20_4" text:outline-level="4">Membre d'EP</text:h>
      <text:h text:style-name="Heading_20_4" text:outline-level="4">Pôle emploi</text:h>
      <text:p text:style-name="Text_20_body"><text:span text:style-name="T20">Spécifique CG 66:</text:span> pouvoir remplir une fiche de saisine de l'EP locale, commission parcours, pour le thème « Réorientation ou maintien de l'orientation »</text:p>
      <text:h text:style-name="Heading_20_4" text:outline-level="4">Référent</text:h>
      <text:p text:style-name="P73"><text:span text:style-name="T20">Spécifique CG 66:</text:span> personne travaillant au sein d'une <text:span text:style-name="T1">structure référente</text:span>, attachée au parcours d'un <text:span text:style-name="T1">allocataire</text:span> dans le cadre d'un contrat (CER/CUI/PPAE).</text:p>
      <text:p text:style-name="Text_20_body"><text:span text:style-name="T20">Spécifique CG 93:</text:span> le <text:span text:style-name="T1">référent</text:span> (personne physique) n'est pas toujours désigné dans le CER, par contre, il est possible qu'un référent de parcours ait été désigné pour un allocataire donné.</text:p>
      <text:h text:style-name="Heading_20_4" text:outline-level="4">Structure référente</text:h>
      <text:list xml:id="list1547922469" text:style-name="L4">
        <text:list-item>
          <text:p text:style-name="P31">Local pour la tenue des séances</text:p>
        </text:list-item>
        <text:list-item>
          <text:p text:style-name="P31"><text:span text:style-name="T7">Spécifique CG 93</text:span>: possibilité de signalemer des <text:span text:style-name="T1">dossiers d'EP</text:span> pour le thème « Réorientation ou maintien de l'orientation »</text:p>
        </text:list-item>
      </text:list>
      <text:h text:style-name="Heading_20_2" text:outline-level="2"><text:soft-page-break/>Vocabulaire</text:h>
      <text:h text:style-name="Heading_20_3" text:outline-level="3">Thème ou mission de l'EP</text:h>
      <text:p text:style-name="Text_20_body">Les termes « thème » et « mission » ayant été utilisés lors des discussions, le terme « thème » sera préféré dans la rédaction de ces spécifications.</text:p>
      <text:h text:style-name="Heading_20_3" text:outline-level="3">Bilan de parcours</text:h>
      <text:p text:style-name="Text_20_body"><text:span text:style-name="T20">Spécifique CG 66 :</text:span> un bilan de parcours sera établi entre le référent et l'allocataire un mois avant la fin d'un CER/CUI/PPAE. </text:p>
      <text:h text:style-name="Heading_20_3" text:outline-level="3">...</text:h>
      <text:list xml:id="list714231646" text:style-name="L5">
        <text:list-item>
          <text:p text:style-name="P32">Séance d'EP</text:p>
        </text:list-item>
        <text:list-item>
          <text:p text:style-name="P32">Dossier d'EP</text:p>
        </text:list-item>
        <text:list-item>
          <text:p text:style-name="P32">Gérer : créer, ajouter, modifier, supprimer, prendre une décision</text:p>
        </text:list-item>
        <text:list-item>
          <text:p text:style-name="P32">CLI</text:p>
        </text:list-item>
        <text:list-item>
          <text:p text:style-name="P32">EP</text:p>
        </text:list-item>
        <text:list-item>
          <text:p text:style-name="P32">décisions, avis, … → décision finale</text:p>
        </text:list-item>
        <text:list-item>
          <text:p text:style-name="P32">CUI / CER</text:p>
        </text:list-item>
        <text:list-item>
          <text:p text:style-name="P32">Saisine</text:p>
        </text:list-item>
        <text:list-item>
          <text:p text:style-name="P32">Bilan de parcours</text:p>
        </text:list-item>
      </text:list>
      <text:h text:style-name="P74" text:outline-level="1">Travail préparatoire</text:h>
      <text:h text:style-name="Heading_20_2" text:outline-level="2">Mise à jour de Webrsa</text:h>
      <text:p text:style-name="Text_20_body"><text:span text:style-name="T20">Spécifique CG 93 :</text:span> Modifier le contrat d'engagement réciproque dans Webrsa (cf. nouveau document papier en pièce jointe du mail de Mylène Gargar-Loyenet du 30/07/2010 10:21 –<text:span text:style-name="T48"> document à valider</text:span>).</text:p>
      <text:h text:style-name="Heading_20_2" text:outline-level="2">Consolidation des données</text:h>
      <text:h text:style-name="Heading_20_3" text:outline-level="3">Orientations et contrats</text:h>
      <text:p text:style-name="Text_20_body"><text:span text:style-name="T42">Dans </text:span><text:span text:style-name="T43">certains thèmes des EPs (FIXME : lesquels), il est nécessaire de comparer les contrats aux orientations.</text:span></text:p>
      <text:p text:style-name="Text_20_body"><text:span text:style-name="T32">Sachant qu'un contrat ne peut normalement se faire que dans la structure référente désignée par l'orientation et qu'actuellement, rien ne lie les contrats (CER/CUI) aux orientations, que de plus il existe apparemment une majorité de contrats pour des personnes ne disposant pas d'orientation validée vers la structure référente du contrat, </text:span><text:span text:style-name="T34">il faudra ajouter un lien du contrat vers l'orientation appropriée, au niveau de la base de données</text:span><text:span text:style-name="T32">.</text:span></text:p>
      <text:p text:style-name="Text_20_body">Une fois que les contrats et les orientations auront été complétées, il faudra modifier l'application Webrsa et le schéma de la base de données afin de ne plus permettre l'ajout de contrat sans une orientation adéquate.</text:p>
      <text:h text:style-name="Heading_20_4" text:outline-level="4">CG 93</text:h>
      <table:table table:name="Tableau9" table:style-name="Tableau9">
        <table:table-column table:style-name="Tableau9.A"/>
        <table:table-column table:style-name="Tableau9.B"/>
        <table:table-header-rows>
          <table:table-row table:style-name="Tableau9.1">
            <table:table-cell table:style-name="Tableau9.A1" office:value-type="string">
              <text:p text:style-name="P18">Nombre d'allocataires* possédant une orientation <text:span text:style-name="T47">validée</text:span></text:p>
            </table:table-cell>
            <table:table-cell table:style-name="Tableau9.B1" office:value-type="float" office:value="9682">
              <text:p text:style-name="P12">9682</text:p>
            </table:table-cell>
          </table:table-row>
        </table:table-header-rows>
        <table:table-row>
          <table:table-cell table:style-name="Tableau9.A2" office:value-type="string">
            <text:p text:style-name="P18">Nombre d'allocataires* possédant un contrat d'insertion</text:p>
          </table:table-cell>
          <table:table-cell table:style-name="Tableau9.B2" office:value-type="float" office:value="12447">
            <text:p text:style-name="P3">12447</text:p>
          </table:table-cell>
        </table:table-row>
        <table:table-row>
          <table:table-cell table:style-name="Tableau9.A2" office:value-type="string">
            <text:p text:style-name="P18">Nombre d'orientations manifestement liées à un contrat d'insertion</text:p>
          </table:table-cell>
          <table:table-cell table:style-name="Tableau9.B2" office:value-type="float" office:value="3861">
            <text:p text:style-name="P3">3861</text:p>
          </table:table-cell>
        </table:table-row>
      </table:table>
      <text:h text:style-name="Heading_20_4" text:outline-level="4"><text:span text:style-name="T36">CG </text:span><text:span text:style-name="T38">66</text:span></text:h>
      <table:table table:name="Tableau10" table:style-name="Tableau10">
        <table:table-column table:style-name="Tableau10.A"/>
        <table:table-column table:style-name="Tableau10.B"/>
        <table:table-header-rows>
          <table:table-row>
            <table:table-cell table:style-name="Tableau10.A1" office:value-type="string">
              <text:p text:style-name="P18">Nombre d'allocataires* possédant une orientation <text:span text:style-name="T47">validée</text:span></text:p>
            </table:table-cell>
            <table:table-cell table:style-name="Tableau10.B1" office:value-type="string">
              <text:p text:style-name="P3">5609</text:p>
            </table:table-cell>
          </table:table-row>
        </table:table-header-rows>
        <table:table-row>
          <table:table-cell table:style-name="Tableau10.A2" office:value-type="string">
            <text:p text:style-name="P18">Nombre d'allocataires* possédant un contrat d'insertion</text:p>
          </table:table-cell>
          <table:table-cell table:style-name="Tableau10.B2" office:value-type="string">
            <text:p text:style-name="P3">1976</text:p>
          </table:table-cell>
        </table:table-row>
        <table:table-row>
          <table:table-cell table:style-name="Tableau10.A2" office:value-type="string">
            <text:p text:style-name="P18">Nombre d'orientations manifestement liées à un contrat d'insertion</text:p>
          </table:table-cell>
          <table:table-cell table:style-name="Tableau10.B2" office:value-type="string">
            <text:p text:style-name="P3">1594</text:p>
          </table:table-cell>
        </table:table-row>
      </table:table>
      <text:p text:style-name="Text_20_body"/>
      <text:p text:style-name="Text_20_body"><text:span text:style-name="T32">* </text:span><text:span text:style-name="T35">Demandeur ou conjoit RSA, soumis à droits et devoirs, figurant dans un dossier dont les droits sont ouverts (états 2, 3, 4).</text:span></text:p>
      <text:p text:style-name="Text_20_body"><text:span text:style-name="T39">Les bases de données utilisées pour trouver ces chiffres </text:span><text:span text:style-name="T40">sont :</text:span></text:p>
      <text:list xml:id="list494555202" text:style-name="L6">
        <text:list-item>
          <text:p text:style-name="P33"><text:span text:style-name="T21">CG 93 : </text:span><text:span text:style-name="T40">dump_base_webrsa-q01_20101005_2108.sql.tar.gz</text:span></text:p>
        </text:list-item>
        <text:list-item>
          <text:p text:style-name="P70"><text:span text:style-name="T21">CG 66 :</text:span><text:span text:style-name="T40"> dump-cg66 v2.0rc8.sql.gz du </text:span><text:span text:style-name="T41">22</text:span><text:span text:style-name="T40">/</text:span><text:span text:style-name="T41">07</text:span><text:span text:style-name="T40">/2010</text:span></text:p>
        </text:list-item>
      </text:list>
      <text:p text:style-name="Text_20_body"><text:span text:style-name="T39">Pour accéder aux requêtes utilisées, v</text:span><text:span text:style-name="T37">oir la partie « Appendice », partie « Requêtes SQL », </text:span><text:soft-page-break/><text:span text:style-name="T37">« Consolidation des données ».</text:span></text:p>
      <text:h text:style-name="P74" text:outline-level="1">Survol du module</text:h>
      <text:h text:style-name="Heading_20_2" text:outline-level="2">Étapes du module</text:h>
      <text:list xml:id="list1164815582" text:style-name="L7">
        <text:list-item>
          <text:p text:style-name="P35">Configuration du module</text:p>
        </text:list-item>
        <text:list-item>
          <text:p text:style-name="P60">Alimentation du module en dossiers <text:span text:style-name="T54">(restreindre les zones géographiques des utilisateurs ?)</text:span></text:p>
        </text:list-item>
        <text:list-item>
          <text:p text:style-name="P61">Visualisation des dossiers potentiels alimentant l'EP</text:p>
        </text:list-item>
        <text:list-item>
          <text:p text:style-name="P63"><text:span text:style-name="T22">Spécifique CG 93:</text:span><text:span text:style-name="T54"> </text:span><text:span text:style-name="T55">liste des demandes de réorientation soumises par les structures référentes</text:span></text:p>
        </text:list-item>
        <text:list-item>
          <text:p text:style-name="P67"><text:span text:style-name="T23">Spécifique CG </text:span><text:span text:style-name="T24">66</text:span><text:span text:style-name="T23">:</text:span><text:span text:style-name="T57"> </text:span><text:span text:style-name="T55">liste des </text:span><text:span text:style-name="T56">bilans de parcours</text:span></text:p>
        </text:list-item>
        <text:list-item>
          <text:p text:style-name="P34">Déroulement d'une séance</text:p>
        </text:list-item>
        <text:list-item>
          <text:p text:style-name="P63">Configuration de la séance</text:p>
        </text:list-item>
        <text:list-item>
          <text:p text:style-name="P68">Création de la séance</text:p>
        </text:list-item>
        <text:list-item>
          <text:p text:style-name="P69">Invitation des membres de l'équipe à la séance</text:p>
        </text:list-item>
        <text:list-item>
          <text:p text:style-name="P69">Invitation des allocataires à la séance</text:p>
        </text:list-item>
        <text:list-item>
          <text:p text:style-name="P69">Envoi de convocations</text:p>
        </text:list-item>
        <text:list-item>
          <text:p text:style-name="P69">Création de dossiers anonymisés</text:p>
        </text:list-item>
        <text:list-item>
          <text:p text:style-name="P69">Envoi des dossiers anonymisés aux membres</text:p>
        </text:list-item>
        <text:list-item>
          <text:p text:style-name="P63">Tenue de la séance</text:p>
        </text:list-item>
        <text:list-item>
          <text:p text:style-name="P69">Prise de présences</text:p>
        </text:list-item>
        <text:list-item>
          <text:p text:style-name="P69">Examen des dossiers <text:span text:style-name="T52">→ FIXME : dossiers anonymisés <text:s/>/ formulaire</text:span></text:p>
        </text:list-item>
        <text:list-item>
          <text:p text:style-name="P69">Prises de décisions concernant les dossiers par l'EP <text:span text:style-name="T52">→ liste / formulaire</text:span></text:p>
        </text:list-item>
        <text:list-item>
          <text:p text:style-name="P64">Prise de décisions sur les dossiers de la séance par le PCG</text:p>
        </text:list-item>
        <text:list-item>
          <text:p text:style-name="P63">Traitement d'une EP clôturée</text:p>
        </text:list-item>
        <text:list-item>
          <text:p text:style-name="P69">Application des décisions <text:span text:style-name="T53">→ FIXME : listes CAF / PE</text:span></text:p>
        </text:list-item>
        <text:list-item>
          <text:p text:style-name="P69">Envoi de notifications </text:p>
        </text:list-item>
      </text:list>
      <text:h text:style-name="Heading_20_2" text:outline-level="2">Questions et remarques</text:h>
      <text:h text:style-name="Heading_20_3" text:outline-level="3">Durées</text:h>
      <text:p text:style-name="Text_20_body">Lorsque l'on parle de durées, il est possible que l'on parle de jours ouvrables (<text:span text:style-name="T33">à confirmer, de même que le fait que les bornes soient incluses ou non</text:span>), ce qui entraîne des calculs coûteux lors des requêtes sur la base de données.</text:p>
      <text:p text:style-name="Text_20_body">Pour éviter tout calcul coûteux lors de requêtes sur des dates, il suffira d'ajouter un champ date contenant la date de fin, ainsi qu'un marqueur spécifiant si l'entrée a été traitée à la date indiquée.</text:p>
      <text:p text:style-name="Text_20_body">De cette manière, on pourra facilement « régulariser » le retard (suite à une interruption de servide ayant entraîné un non-traitement) puisqu'il s'agira de traiter toutes les entrées ne possédant pas ce marqueur et dont la date est dépassée.</text:p>
      <text:h text:style-name="Heading_20_3" text:outline-level="3">Date de passage au plus tôt, au plus tard</text:h>
      <text:p text:style-name="Text_20_body">Lorsqu'un <text:span text:style-name="T1">dossier d'EP</text:span> est crée, il est possibile qu'il doive être traité au plus tard à une certaine date (ex.: « Réorientation ou maintien de l'orientation » au plus tard un mois à compter de la saisine, CG <text:soft-page-break/>66).</text:p>
      <text:p text:style-name="P13">Est-il possible également qu'un <text:span text:style-name="T2">dossier d'EP</text:span> doive être traité au plus tôt après un certain laps de temps ?</text:p>
      <text:h text:style-name="Heading_20_3" text:outline-level="3">Multi-thématiques</text:h>
      <text:p text:style-name="Text_20_body">Un <text:span text:style-name="T1">dossier d'EP</text:span> ne concernera qu'une seule thématique car la gestion des thématiques multiples lors des prises de décisions risque d'alourdir le module.</text:p>
      <text:p text:style-name="Text_20_body">Par contre, il est envisageable qu'un même <text:span text:style-name="T1">allocataire</text:span> possède plusieurs <text:span text:style-name="T1">dossiers d'EP</text:span> en attente de traitement à un moment donné. Dans ce cas, et suivant la demande des CGs, on pourra faire apparaître une alerte lors de la création des <text:span text:style-name="T1">dossiers d'EP</text:span> qui ne sont pas le premier <text:span text:style-name="T1">dossier d'EP</text:span> ouvert pour un <text:span text:style-name="T1">allocataire</text:span> à un instant donné.</text:p>
      <text:h text:style-name="Heading_20_2" text:outline-level="2">Thèmes des EP</text:h>
      <text:h text:style-name="Heading_20_3" text:outline-level="3">CG 93</text:h>
      <text:list xml:id="list649531497" text:style-name="L8">
        <text:list-item>
          <text:p text:style-name="P36"><text:span text:style-name="T49">Demandes de réorientation transmises par les référents (Réorientation)</text:span> </text:p>
        </text:list-item>
        <text:list-item>
          <text:p text:style-name="P36">Contrats complexes (Accompagnement et contractualisation)</text:p>
        </text:list-item>
        <text:list-item>
          <text:p text:style-name="P36">Suspension et réduction d'allocations (Non respect des obligations et sanctions)</text:p>
        </text:list-item>
        <text:list-item>
          <text:p text:style-name="P36">Détection des bénéficiaires en parcours social ou socioprofessionnel, sans réorientation vers un parcours professionnel depuis (6 ou) 12 mois</text:p>
        </text:list-item>
      </text:list>
      <text:list xml:id="list324506231" text:style-name="L9">
        <text:list-item>
          <text:p text:style-name="P37">Défaut d'insertion (plus tard)</text:p>
        </text:list-item>
      </text:list>
      <text:h text:style-name="Heading_20_4" text:outline-level="4">Demandes de réorientation transmises par les référents</text:h>
      <text:p text:style-name="P8">Les <text:span text:style-name="T1">structures référentes</text:span> ont la possibilité de remplir une <text:span text:style-name="T1">fiche de saisine</text:span> pour l'EP demandant la réorientation d'un <text:span text:style-name="T1">allocataire</text:span><text:span text:style-name="T6"> vers une nouvelle </text:span><text:span text:style-name="T1">structure référente</text:span>.</text:p>
      <text:p text:style-name="P8">Une <text:span text:style-name="T1">structure référente</text:span> est attachée à un allocataire par contrat (CER/CUI/PPAE) résultant d'une orientation.</text:p>
      <text:p text:style-name="P8">La fiche de saisine comportera (entre autres) les données suivantes:</text:p>
      <text:list xml:id="list1410385978" text:style-name="L10">
        <text:list-item>
          <text:p text:style-name="P38"><text:span text:style-name="T2">Structure référente</text:span><text:span text:style-name="T28"> à l'origine de la demande (en dur, vient des orientations)</text:span></text:p>
        </text:list-item>
        <text:list-item>
          <text:p text:style-name="P38"><text:span text:style-name="T28">Nouvelle </text:span><text:span text:style-name="T2">structure référente</text:span><text:span text:style-name="T28"> préconisée</text:span></text:p>
        </text:list-item>
        <text:list-item>
          <text:p text:style-name="P39">Motif de la demande</text:p>
        </text:list-item>
        <text:list-item>
          <text:p text:style-name="P38"><text:span text:style-name="T28">Accord (ou non) de la nouvelle </text:span><text:span text:style-name="T2">structure référente</text:span></text:p>
        </text:list-item>
        <text:list-item>
          <text:p text:style-name="P38"><text:span text:style-name="T28">Accord (ou non) de l'</text:span><text:span text:style-name="T2">allocataire</text:span></text:p>
        </text:list-item>
        <text:list-item>
          <text:p text:style-name="P26"><text:span text:style-name="T28">Caractère </text:span><text:span text:style-name="T2">urgent</text:span><text:span text:style-name="T28"> éventuel de la demande</text:span></text:p>
        </text:list-item>
      </text:list>
      <text:p text:style-name="P8"/>
      <text:p text:style-name="P8">Ces fiches de saisine pourront être sélectionnées pour passer en <text:span text:style-name="T1">séance d'EP</text:span>.</text:p>
      <text:p text:style-name="P8">Lors de la <text:span text:style-name="T1">séance d'EP</text:span>, l'EP aura accès à ces saisines pour « Demandes de réorientation transmises par les référents », soit par liste pour les demandes avec accord de la nouvelle <text:span text:style-name="T1">structure référente</text:span> proposée et l'<text:span text:style-name="T1">allocataire</text:span>, soit par dossier individuel, dans le cas où la nouvelle <text:span text:style-name="T1">structure référente</text:span> et l'<text:span text:style-name="T1">allocataire</text:span> ne donnent pas leur accord pour la demande de réorientation.</text:p>
      <text:p text:style-name="P8">L'<text:span text:style-name="T1">EP</text:span> a la possibilité de:</text:p>
      <text:list xml:id="list1864129067" text:style-name="L11">
        <text:list-item>
          <text:p text:style-name="P40"><text:soft-page-break/>valider la demande de réorientation</text:p>
        </text:list-item>
        <text:list-item>
          <text:p text:style-name="P43"><text:span text:style-name="T28">choisir une autre réorientation pour l'</text:span><text:span text:style-name="T2">allocataire</text:span></text:p>
        </text:list-item>
        <text:list-item>
          <text:p text:style-name="P40">refuser la demande de réorientation</text:p>
        </text:list-item>
      </text:list>
      <text:p text:style-name="P14"/>
      <text:p text:style-name="Text_20_body"><text:span text:style-name="T28">Lorsqu'une réorientation a été décidée par l'</text:span><text:span text:style-name="T2">EP:</text:span></text:p>
      <text:list xml:id="list748652584" text:style-name="L12">
        <text:list-item>
          <text:p text:style-name="P41">les contrats de l'allocataire en cours seront clôturés</text:p>
        </text:list-item>
        <text:list-item>
          <text:p text:style-name="P41">son orientation actuelle sera clôturée</text:p>
        </text:list-item>
        <text:list-item>
          <text:p text:style-name="P41">l'assignation éventuelle de son référent de parcours actuel sera clôturée</text:p>
        </text:list-item>
        <text:list-item>
          <text:p text:style-name="P44"><text:span text:style-name="T28">une nouvelle orientation vers la </text:span><text:span text:style-name="T2">structure référente</text:span><text:span text:style-name="T28"> désignée sera enregistrée</text:span></text:p>
        </text:list-item>
        <text:list-item>
          <text:p text:style-name="P44"><text:span text:style-name="T28">le dossier d'</text:span><text:span text:style-name="T2">EP</text:span><text:span text:style-name="T28"> sera clôturé</text:span></text:p>
        </text:list-item>
        <text:list-item>
          <text:p text:style-name="P44"><text:span text:style-name="T28">des courriers de notification seront envoyés à l'</text:span><text:span text:style-name="T2">allocataire</text:span><text:span text:style-name="T28"> et aux </text:span><text:span text:style-name="T2">structures référentes</text:span><text:span text:style-name="T28"> concernées</text:span></text:p>
        </text:list-item>
      </text:list>
      <text:p text:style-name="P14"/>
      <text:p text:style-name="Text_20_body"><text:span text:style-name="T28">Lorsqu'une réorientation est refusée par l'</text:span><text:span text:style-name="T2">EP</text:span><text:span text:style-name="T28">:</text:span></text:p>
      <text:list xml:id="list152605774" text:style-name="L13">
        <text:list-item>
          <text:p text:style-name="P42">le dossier d'EP sera clôturé</text:p>
        </text:list-item>
      </text:list>
      <text:list xml:id="list1451085081" text:continue-list="list748652584" text:style-name="L12">
        <text:list-item>
          <text:p text:style-name="P44"><text:span text:style-name="T28">des courriers de notification seront envoyés à l'</text:span><text:span text:style-name="T2">allocataire</text:span><text:span text:style-name="T28"> et aux </text:span><text:span text:style-name="T2">structures référentes</text:span><text:span text:style-name="T28"> concernées</text:span></text:p>
        </text:list-item>
      </text:list>
      <text:p text:style-name="P14"/>
      <text:p text:style-name="Text_20_body"><text:span text:style-name="T28">À tout moment, les </text:span><text:span text:style-name="T2">structures référentes</text:span><text:span text:style-name="T28"> auront la possibilité de visualiser la liste des « Demandes de réorientation transmises par les référents » dont ils sont l'origine ou les destinataires.</text:span></text:p>
      <text:h text:style-name="P7" text:outline-level="4">Suspension et réduction d'allocations</text:h>
      <text:h text:style-name="P20" text:outline-level="5">Fiche de saisine</text:h>
      <text:p text:style-name="P8">Les <text:span text:style-name="T1">structures référentes</text:span> ont la possibilité de remplir une <text:span text:style-name="T1">fiche de saisine</text:span> pour l'EP <text:span text:style-name="T31">signalant le non respect des obligations du contrat</text:span> d'un <text:span text:style-name="T1">allocataire</text:span>.</text:p>
      <text:p text:style-name="P8">Une <text:span text:style-name="T1">structure référente</text:span> est attachée à un allocataire par contrat (CER/PPAE) résultant d'une orientation.</text:p>
      <text:p text:style-name="P8">La fiche de saisine comportera (entre autres) les données suivantes:</text:p>
      <text:list xml:id="list440750726" text:continue-list="list1410385978" text:style-name="L10">
        <text:list-item>
          <text:p text:style-name="P38"><text:span text:style-name="T2">Structure référente</text:span><text:span text:style-name="T28"> à l'origine de la demande (en dur, vient de </text:span><text:span text:style-name="T30">l</text:span><text:span text:style-name="T29">'</text:span><text:span text:style-name="T28">orientation/</text:span><text:span text:style-name="T29">du contrat</text:span><text:span text:style-name="T28">)</text:span></text:p>
        </text:list-item>
        <text:list-item>
          <text:p text:style-name="P27">Les obligations n'ayant pas été remplies</text:p>
        </text:list-item>
      </text:list>
      <text:p text:style-name="Text_20_body"><text:span text:style-name="T8">Par ailleurs, le Pôle Emploi </text:span><text:span text:style-name="T9">envoie des fichiers CSV contenant les radiations pour non respect des </text:span><text:span text:style-name="T9">obligations du contrat.</text:span></text:p>
      <text:p text:style-name="P10">Pour chaque allocataire concerné, on aura :</text:p>
      <text:list xml:id="list963910872" text:style-name="L14">
        <text:list-item>
          <text:p text:style-name="P28">Nom, prénom, date de naissance, identifiant Pôle Emploi</text:p>
        </text:list-item>
        <text:list-item>
          <text:p text:style-name="P28">Date de radiation</text:p>
        </text:list-item>
        <text:list-item>
          <text:p text:style-name="P29">Durée de la radiation (en mois)</text:p>
        </text:list-item>
        <text:list-item>
          <text:p text:style-name="P28">Motif de la radiation</text:p>
        </text:list-item>
      </text:list>
      <text:p text:style-name="P10">Ces données permettent de remplir automatiquement une fiche de saisine pour chacune des radiations.</text:p>
      <text:h text:style-name="P21" text:outline-level="5">Détection automatique</text:h>
      <text:p text:style-name="Text_20_body"><text:span text:style-name="T10">Périodiquement, les orientations des </text:span><text:span text:style-name="T3">allocataires</text:span><text:span text:style-name="T10"> seront parcourues automatiquement afin de </text:span><text:soft-page-break/><text:span text:style-name="T10">détecter les orientations « Emploi » et « Social » ou « Socioprofessionnelle » qui n'ont pas été suivies par un CER ou un PPAE </text:span><text:span text:style-name="T11">un mois (« Emploi ») ou deux mois (</text:span><text:span text:style-name="T10">« Social » ou « Socioprofessionnelle »</text:span><text:span text:style-name="T11">) après la date de val</text:span><text:span text:style-name="T12">i</text:span><text:span text:style-name="T11">dation de l'orientation, </text:span><text:span text:style-name="T12">ainsi que les contrats arrivés à échéance et non suivis par un autre contrat </text:span><text:span text:style-name="T18">(avec les mêmes délais).</text:span></text:p>
      <text:p text:style-name="Text_20_body"><text:span text:style-name="T13">Une relance sera adressée à tous ces allocataires (par courrier). Les allocataires concernés disposent d'</text:span><text:span text:style-name="T11">un mois (« Emploi ») ou deux mois (</text:span><text:span text:style-name="T10">« Social » ou « Socioprofessionnelle »</text:span><text:span text:style-name="T11">)</text:span><text:span text:style-name="T13"> à compter de la date d'impression de la relance pour créer un contrat en accord avec leur orientation.</text:span></text:p>
      <text:p text:style-name="P10">Si au delà de ce délai, un contrat n'a toujours pas été signé (donc validé), un premier courrier de relance contentieuse sera envoyé aux allocataires concernés.</text:p>
      <text:p text:style-name="Text_20_body"><text:span text:style-name="T13">Une </text:span><text:span text:style-name="T14">seconde </text:span><text:span text:style-name="T13">relance sera adressée à tous ces allocataires (par courrier). Les allocataires concernés disposent d'</text:span><text:span text:style-name="T11">un mois (« Emploi ») ou deux mois (</text:span><text:span text:style-name="T10">« Social » ou « Socioprofessionnelle »</text:span><text:span text:style-name="T11">)</text:span><text:span text:style-name="T13"> à compter de la date d'impression de la relance </text:span><text:span text:style-name="T14">contentieuse </text:span><text:span text:style-name="T13">pour </text:span><text:span text:style-name="T17">valider (signer)</text:span><text:span text:style-name="T13"> un contrat en accord avec leur orientation.</text:span></text:p>
      <text:p text:style-name="P10">Si au delà de ce délai, un contrat n'a toujours pas été signé (donc validé), un premier courrier de relance contentieuse sera envoyé aux allocataires concernés.</text:p>
      <text:p text:style-name="Text_20_body"><text:span text:style-name="T14">Les allocataires n'ayant toujours pas </text:span><text:span text:style-name="T16">validé (</text:span><text:span text:style-name="T14">signé</text:span><text:span text:style-name="T16">)</text:span><text:span text:style-name="T14"> un contrat après </text:span><text:span text:style-name="T11">un mois (« Emploi ») ou deux mois (</text:span><text:span text:style-name="T10">« Social » ou « Socioprofessionnelle »</text:span><text:span text:style-name="T11">) </text:span><text:span text:style-name="T14">recevront une seconde relance contentieuse leur annonçant un passage en </text:span><text:span text:style-name="T4">EP</text:span><text:span text:style-name="T14">. Les allocataires seront également notifiés qu'ils disposent de 30 jours à partir de la date d'impression de cette seconde relance contentieuse pour communiquer leurs observations pour la séance d'EP.</text:span></text:p>
      <text:p text:style-name="Text_20_body"><text:span text:style-name="T15">Si les </text:span><text:span text:style-name="T5">allocataires</text:span><text:span text:style-name="T15"> valident un contrat avant d'avoir reçu la seconde relance contentieuse, la procédure se termine sans autre suite.</text:span></text:p>
      <text:p text:style-name="P10">La seule manière de sortir de cette procédure pour un allocataire est de signer (valider) un nouveau contrat (CER/PPAE).</text:p>
      <text:p text:style-name="P11"><text:span text:style-name="T44">A l'heure actuelle, il existe des champs dans la table orientsstructs permettant de faire des relances, mais ces données ne sont pas remplies. </text:span><text:span text:style-name="T45">Apparemment, il n'existe pas de code dans Webrsa utilisant ces champ. </text:span><text:span text:style-name="T44">Il faudra à priori sortir ces données de relance de la table orientsstructs </text:span><text:span text:style-name="T46">et voir comment les CG veulent gérer ces relances.</text:span></text:p>
      <text:p text:style-name="P11"><text:span text:style-name="T46">Pour le CG 93, faudra-t'il une autre façon de gérer les relances que celle qui est demandée pour le thème « Suspension et réduction d'allocations », partie « Détection automatique » </text:span><text:span text:style-name="T44">?</text:span></text:p>
      <text:h text:style-name="Heading_20_3" text:outline-level="3">CG 66</text:h>
      <text:list xml:id="list363451328" text:continue-list="list324506231" text:style-name="L9">
        <text:list-item>
          <text:p text:style-name="P37"><text:span text:style-name="T49">Réorientation ou maintien de l'orientation</text:span></text:p>
        </text:list-item>
        <text:list-item>
          <text:p text:style-name="P37">Défaut d'insertion</text:p>
        </text:list-item>
        <text:list-item>
          <text:p text:style-name="P65">Défaut de conclusion du contrat ou PPAE</text:p>
        </text:list-item>
        <text:list-item>
          <text:p text:style-name="P65">Non respect du contrat ou PPAE</text:p>
        </text:list-item>
        <text:list-item>
          <text:p text:style-name="P62">Radiation Pôle Emploi / non inscrit Pôle Emploi</text:p>
        </text:list-item>
        <text:list-item>
          <text:p text:style-name="P37">PDO</text:p>
        </text:list-item>
        <text:list-item>
          <text:p text:style-name="P65">Refus contrôle</text:p>
        </text:list-item>
        <text:list-item>
          <text:p text:style-name="P65">Sanction administrative</text:p>
        </text:list-item>
        <text:list-item>
          <text:p text:style-name="P65">Poursuite du RSA pour les élèves et étudiants</text:p>
        </text:list-item>
        <text:list-item>
          <text:p text:style-name="P62">Recours APRE (plus tard)</text:p>
        </text:list-item>
      </text:list>
      <text:h text:style-name="Heading_20_4" text:outline-level="4"><text:soft-page-break/>Réorientation ou maintien de l'orientation</text:h>
      <text:p text:style-name="Text_20_body">Les <text:span text:style-name="T1">référents</text:span> doivent remplir un bilan de parcours avec les <text:span text:style-name="T1">allocataires</text:span> dont un contrat (<text:span text:style-name="T28">CER/CUI/PPAE</text:span>) arrive à sa fin dans le mois qui suit.</text:p>
      <text:p text:style-name="Text_20_body">On estime qu'un contrat fait suite à une orientation, et qu'il ne peut exister qu'un et un seul contrat en cours par allocataire à un instant donné. Dans un premier temps, le bilan de parcours se fera à partir de la dernière orientation en date d'un allocataire.</text:p>
      <text:p text:style-name="Text_20_body">Par la suite, les <text:span text:style-name="T1">référents</text:span> auront la possibilité de consulter une liste d'<text:span text:style-name="T1">allocataires</text:span> dont le contrat arrive à échéance dans le mois qui suit.</text:p>
      <text:p text:style-name="Text_20_body">Lors de la rédaction du bilan de parcours, les <text:span text:style-name="T1">référents</text:span> ont la possibilité de:</text:p>
      <text:list xml:id="list449746155" text:style-name="L15">
        <text:list-item>
          <text:p text:style-name="P45">maintenir l'orientation actuelle en reconduisant le contrat, en accord avec l'<text:span text:style-name="T1">allocataire</text:span><text:span text:style-name="T6"> (ce qui se fera sans passage dans l'</text:span><text:span text:style-name="T1">EP</text:span><text:span text:style-name="T6">)</text:span></text:p>
        </text:list-item>
        <text:list-item>
          <text:p text:style-name="P45">saisir l'« EP locale commission parcours » pour demander un maintien de l'orientation ou une réorientation</text:p>
        </text:list-item>
        <text:list-item>
          <text:p text:style-name="P46">saisir l'« EP locale commission parcours » pour un recours APRE (autre thématique)</text:p>
        </text:list-item>
        <text:list-item>
          <text:p text:style-name="P46">saisir l'« EP locale commission audition » pour un défaut d'insertion (autre thématique)</text:p>
        </text:list-item>
      </text:list>
      <text:p text:style-name="Text_20_body">FIXME : erreurs lorsque le référent n'existe pas (et pas de mention de la cause de l'erreur dans le formulaire).</text:p>
      <text:p text:style-name="Text_20_body"/>
      <text:p text:style-name="Text_20_body">Une fois le <text:span text:style-name="T1">bilan de parcours</text:span> enregistré, il sera possible de l'imprimer.</text:p>
      <text:p text:style-name="Standard"/>
      <text:p text:style-name="Text_20_body">Lorsqu'il y a reconduction du contrat avec accord de l'<text:span text:style-name="T1">allocataire</text:span>, il n'y aura pas de passage en <text:span text:style-name="T1">séance d'EP</text:span>, mais :</text:p>
      <text:list xml:id="list650716934" text:style-name="L16">
        <text:list-item>
          <text:p text:style-name="P56">la création d'un nouveau contrat, qui sera une copie du contrat précédent, avec ou sans changement de <text:span text:style-name="T1">référent</text:span> (au sein de la même <text:span text:style-name="T1">structure référente</text:span>) et avec de nouvelles dates</text:p>
        </text:list-item>
        <text:list-item>
          <text:p text:style-name="P56">clôture de l'orientation précédente (?)</text:p>
        </text:list-item>
        <text:list-item>
          <text:p text:style-name="P56">création d'une nouvelle orientation avec les dates, le type d'orientation et le référent choisis dans le bilan de parcours</text:p>
        </text:list-item>
      </text:list>
      <text:p text:style-name="Standard"/>
      <text:p text:style-name="P8">Ces fiches de saisine pourront être sélectionnées pour passer en <text:span text:style-name="T1">séance d'EP</text:span>.</text:p>
      <text:h text:style-name="Heading_20_3" text:outline-level="3">Tableaux récapitulatifs</text:h>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Thème</text:p>
            </table:table-cell>
            <table:table-cell table:style-name="Tableau2.A1" office:value-type="string">
              <text:p text:style-name="Table_20_Heading">CG 58</text:p>
            </table:table-cell>
            <table:table-cell table:style-name="Tableau2.A1" office:value-type="string">
              <text:p text:style-name="Table_20_Heading">CG 66</text:p>
            </table:table-cell>
            <table:table-cell table:style-name="Tableau2.D1" office:value-type="string">
              <text:p text:style-name="Table_20_Heading">CG 93</text:p>
            </table:table-cell>
          </table:table-row>
        </table:table-header-rows>
        <table:table-row>
          <table:table-cell table:style-name="Tableau2.A2" office:value-type="string">
            <text:p text:style-name="Table_20_Contents">Réorientation ou maintien de l'orientation</text:p>
          </table:table-cell>
          <table:table-cell table:style-name="Tableau2.B2" office:value-type="string">
            <text:p text:style-name="Table_20_Contents">Oui</text:p>
          </table:table-cell>
          <table:table-cell table:style-name="Tableau2.B2" office:value-type="string">
            <text:p text:style-name="P1">Oui</text:p>
          </table:table-cell>
          <table:table-cell table:style-name="Tableau2.D2" office:value-type="string">
            <text:p text:style-name="P1"/>
          </table:table-cell>
        </table:table-row>
        <table:table-row>
          <table:table-cell table:style-name="Tableau2.A2" office:value-type="string">
            <text:p text:style-name="Standard">Demandes de réorientation transmises par les référents</text:p>
          </table:table-cell>
          <table:table-cell table:style-name="Tableau2.B3" office:value-type="string">
            <text:p text:style-name="Table_20_Contents"/>
          </table:table-cell>
          <table:table-cell table:style-name="Tableau2.B3" office:value-type="string">
            <text:p text:style-name="P1"/>
          </table:table-cell>
          <table:table-cell table:style-name="Tableau2.D3" office:value-type="string">
            <text:p text:style-name="P1">Oui</text:p>
          </table:table-cell>
        </table:table-row>
        <table:table-row>
          <table:table-cell table:style-name="Tableau2.A2" office:value-type="string">
            <text:p text:style-name="Table_20_Contents">Contrats complexes</text:p>
          </table:table-cell>
          <table:table-cell table:style-name="Tableau2.B3" office:value-type="string">
            <text:p text:style-name="Table_20_Contents"/>
          </table:table-cell>
          <table:table-cell table:style-name="Tableau2.A2" office:value-type="string">
            <text:p text:style-name="Table_20_Contents"/>
          </table:table-cell>
          <table:table-cell table:style-name="Tableau2.D3" office:value-type="string">
            <text:p text:style-name="P1">Oui</text:p>
          </table:table-cell>
        </table:table-row>
        <table:table-row>
          <table:table-cell table:style-name="Tableau2.A2" office:value-type="string">
            <text:p text:style-name="Table_20_Contents">Sanctions (suspensions ou réductions d'allocations)</text:p>
          </table:table-cell>
          <table:table-cell table:style-name="Tableau2.B2" office:value-type="string">
            <text:p text:style-name="Table_20_Contents">Oui</text:p>
          </table:table-cell>
          <table:table-cell table:style-name="Tableau2.A2" office:value-type="string">
            <text:p text:style-name="Table_20_Contents"/>
          </table:table-cell>
          <table:table-cell table:style-name="Tableau2.D3" office:value-type="string">
            <text:p text:style-name="P1">Oui</text:p>
          </table:table-cell>
        </table:table-row>
        <table:table-row>
          <table:table-cell table:style-name="Tableau2.A2" office:value-type="string">
            <text:p text:style-name="Table_20_Contents">Défaut d'insertion (sans orientation / absence <text:s/>de contrat)</text:p>
          </table:table-cell>
          <table:table-cell table:style-name="Tableau2.B3" office:value-type="string">
            <text:p text:style-name="P1"/>
          </table:table-cell>
          <table:table-cell table:style-name="Tableau2.B2" office:value-type="string">
            <text:p text:style-name="P4">Oui</text:p>
          </table:table-cell>
          <table:table-cell table:style-name="Tableau2.D6" office:value-type="string">
            <text:p text:style-name="P1">+ tard</text:p>
          </table:table-cell>
        </table:table-row>
        <table:table-row>
          <table:table-cell table:style-name="Tableau2.A2" office:value-type="string">
            <text:p text:style-name="Table_20_Contents">PDO (attribution RSA, changement de situation, refus contrôle, modification des ressources)</text:p>
          </table:table-cell>
          <table:table-cell table:style-name="Tableau2.A2" office:value-type="string">
            <text:p text:style-name="Table_20_Contents"/>
          </table:table-cell>
          <table:table-cell table:style-name="Tableau2.B2" office:value-type="string">
            <text:p text:style-name="P4">Oui</text:p>
          </table:table-cell>
          <table:table-cell table:style-name="Tableau2.D7" office:value-type="string">
            <text:p text:style-name="Table_20_Contents"/>
          </table:table-cell>
        </table:table-row>
        <table:table-row>
          <table:table-cell table:style-name="Tableau2.A2" office:value-type="string">
            <text:p text:style-name="Table_20_Contents">Parcours exclusivement sociaux (depuis 6 mois, depuis 12 mois, depuis 24 <text:soft-page-break/>mois)</text:p>
          </table:table-cell>
          <table:table-cell table:style-name="Tableau2.B2" office:value-type="string">
            <text:p text:style-name="P1">Oui</text:p>
          </table:table-cell>
          <table:table-cell table:style-name="Tableau2.B3" office:value-type="string">
            <text:p text:style-name="P1"/>
          </table:table-cell>
          <table:table-cell table:style-name="Tableau2.D3" office:value-type="string">
            <text:p text:style-name="P1">Oui</text:p>
          </table:table-cell>
        </table:table-row>
        <table:table-row>
          <table:table-cell table:style-name="Tableau2.A2" office:value-type="string">
            <text:p text:style-name="Table_20_Contents">Recours APRE</text:p>
          </table:table-cell>
          <table:table-cell table:style-name="Tableau2.B3" office:value-type="string">
            <text:p text:style-name="P1"/>
          </table:table-cell>
          <table:table-cell table:style-name="Tableau2.C9" office:value-type="string">
            <text:p text:style-name="P1">+ tard</text:p>
          </table:table-cell>
          <table:table-cell table:style-name="Tableau2.D2" office:value-type="string">
            <text:p text:style-name="P1"/>
          </table:table-cell>
        </table:table-row>
      </table:table>
      <text:h text:style-name="Heading_20_3" text:outline-level="3">Prises de décision pour le module EP</text:h>
      <text:p text:style-name="Text_20_body">Soit l'EP décide, soit le PCG décide (et l'EP émet un avis au préalable).</text:p>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Thème</text:p>
            </table:table-cell>
            <table:table-cell table:style-name="Tableau5.A1" office:value-type="string">
              <text:p text:style-name="Table_20_Heading">CG 58</text:p>
            </table:table-cell>
            <table:table-cell table:style-name="Tableau5.A1" office:value-type="string">
              <text:p text:style-name="Table_20_Heading">CG 66</text:p>
            </table:table-cell>
            <table:table-cell table:style-name="Tableau5.D1" office:value-type="string">
              <text:p text:style-name="Table_20_Heading">CG 93</text:p>
            </table:table-cell>
          </table:table-row>
        </table:table-header-rows>
        <table:table-row>
          <table:table-cell table:style-name="Tableau5.A2" office:value-type="string">
            <text:p text:style-name="Table_20_Contents">Réorientation ou maintien de l'orientation</text:p>
          </table:table-cell>
          <table:table-cell table:style-name="Tableau5.B2" office:value-type="string">
            <text:p text:style-name="Table_20_Contents">?</text:p>
          </table:table-cell>
          <table:table-cell table:style-name="Tableau5.B2" office:value-type="string">
            <text:p text:style-name="P1">PCG</text:p>
          </table:table-cell>
          <table:table-cell table:style-name="Tableau5.D2" office:value-type="string">
            <text:p text:style-name="P1"/>
          </table:table-cell>
        </table:table-row>
        <table:table-row>
          <table:table-cell table:style-name="Tableau5.A2" office:value-type="string">
            <text:p text:style-name="Standard">Demandes de réorientation transmises par les référents</text:p>
          </table:table-cell>
          <table:table-cell table:style-name="Tableau5.B3" office:value-type="string">
            <text:p text:style-name="Table_20_Contents"/>
          </table:table-cell>
          <table:table-cell table:style-name="Tableau5.A2" office:value-type="string">
            <text:p text:style-name="Table_20_Contents"/>
          </table:table-cell>
          <table:table-cell table:style-name="Tableau5.D3" office:value-type="string">
            <text:p text:style-name="P1">EP</text:p>
          </table:table-cell>
        </table:table-row>
        <table:table-row>
          <table:table-cell table:style-name="Tableau5.A2" office:value-type="string">
            <text:p text:style-name="Table_20_Contents">Contrats complexes</text:p>
          </table:table-cell>
          <table:table-cell table:style-name="Tableau5.B3" office:value-type="string">
            <text:p text:style-name="Table_20_Contents"/>
          </table:table-cell>
          <table:table-cell table:style-name="Tableau5.A2" office:value-type="string">
            <text:p text:style-name="Table_20_Contents"/>
          </table:table-cell>
          <table:table-cell table:style-name="Tableau5.D3" office:value-type="string">
            <text:p text:style-name="P1">EP</text:p>
          </table:table-cell>
        </table:table-row>
        <table:table-row>
          <table:table-cell table:style-name="Tableau5.A2" office:value-type="string">
            <text:p text:style-name="Table_20_Contents">Sanctions (suspensions ou réductions d'allocations)</text:p>
          </table:table-cell>
          <table:table-cell table:style-name="Tableau5.B2" office:value-type="string">
            <text:p text:style-name="Table_20_Contents">?</text:p>
          </table:table-cell>
          <table:table-cell table:style-name="Tableau5.A2" office:value-type="string">
            <text:p text:style-name="Table_20_Contents"/>
          </table:table-cell>
          <table:table-cell table:style-name="Tableau5.D3" office:value-type="string">
            <text:p text:style-name="P1">PCG</text:p>
          </table:table-cell>
        </table:table-row>
        <table:table-row>
          <table:table-cell table:style-name="Tableau5.A2" office:value-type="string">
            <text:p text:style-name="Table_20_Contents">Défaut d'insertion (sans orientation / absence <text:s/>de contrat)</text:p>
          </table:table-cell>
          <table:table-cell table:style-name="Tableau5.B3" office:value-type="string">
            <text:p text:style-name="P1"/>
          </table:table-cell>
          <table:table-cell table:style-name="Tableau5.B2" office:value-type="string">
            <text:p text:style-name="P4">PCG</text:p>
          </table:table-cell>
          <table:table-cell table:style-name="Tableau5.D6" office:value-type="string">
            <text:p text:style-name="P1">?</text:p>
          </table:table-cell>
        </table:table-row>
        <table:table-row>
          <table:table-cell table:style-name="Tableau5.A2" office:value-type="string">
            <text:p text:style-name="Table_20_Contents">PDO (attribution RSA, changement de situation, refus contrôle, modification des ressources)</text:p>
          </table:table-cell>
          <table:table-cell table:style-name="Tableau5.B3" office:value-type="string">
            <text:p text:style-name="Table_20_Contents"/>
          </table:table-cell>
          <table:table-cell table:style-name="Tableau5.B2" office:value-type="string">
            <text:p text:style-name="P4">PCG</text:p>
          </table:table-cell>
          <table:table-cell table:style-name="Tableau5.D7" office:value-type="string">
            <text:p text:style-name="Table_20_Contents"/>
          </table:table-cell>
        </table:table-row>
        <table:table-row>
          <table:table-cell table:style-name="Tableau5.A2" office:value-type="string">
            <text:p text:style-name="Table_20_Contents">Parcours exclusivement sociaux (depuis 6 mois, depuis 12 mois, depuis 24 mois)</text:p>
          </table:table-cell>
          <table:table-cell table:style-name="Tableau5.B2" office:value-type="string">
            <text:p text:style-name="P1">?</text:p>
          </table:table-cell>
          <table:table-cell table:style-name="Tableau5.B3" office:value-type="string">
            <text:p text:style-name="P1"/>
          </table:table-cell>
          <table:table-cell table:style-name="Tableau5.D3" office:value-type="string">
            <text:p text:style-name="P1">EP</text:p>
          </table:table-cell>
        </table:table-row>
        <table:table-row>
          <table:table-cell table:style-name="Tableau5.A2" office:value-type="string">
            <text:p text:style-name="Table_20_Contents">Recours APRE</text:p>
          </table:table-cell>
          <table:table-cell table:style-name="Tableau5.B3" office:value-type="string">
            <text:p text:style-name="P1"/>
          </table:table-cell>
          <table:table-cell table:style-name="Tableau5.C9" office:value-type="string">
            <text:p text:style-name="P1">?</text:p>
          </table:table-cell>
          <table:table-cell table:style-name="Tableau5.D2" office:value-type="string">
            <text:p text:style-name="P1"/>
          </table:table-cell>
        </table:table-row>
      </table:table>
      <text:p text:style-name="Text_20_body"/>
      <text:h text:style-name="P74" text:outline-level="1">Scénario concret</text:h>
      <text:h text:style-name="Heading_20_2" text:outline-level="2">Configuration du module</text:h>
      <text:h text:style-name="Heading_20_3" text:outline-level="3">Création des fonctions des membres</text:h>
      <text:p text:style-name="Standard">L'<text:span text:style-name="T1">administrateur des EPs</text:span> crée les fonctions de participants suivantes:</text:p>
      <text:list xml:id="list609635501" text:style-name="L17">
        <text:list-item>
          <text:p text:style-name="P57">Représentant de Pôle Emploi</text:p>
        </text:list-item>
        <text:list-item>
          <text:p text:style-name="P57">Chef de projet de ville</text:p>
        </text:list-item>
        <text:list-item>
          <text:p text:style-name="P57">Chargé d'insertion</text:p>
        </text:list-item>
      </text:list>
      <text:h text:style-name="Heading_20_3" text:outline-level="3">Spécifique CG 93</text:h>
      <text:h text:style-name="Heading_20_4" text:outline-level="4">Création des CLIs</text:h>
      <text:p text:style-name="Standard">L'<text:span text:style-name="T1">administrateur des EPs</text:span> crée la CLI « CLI 1 ».</text:p>
      <text:h text:style-name="Heading_20_4" text:outline-level="4">Création des équipe</text:h>
      <text:p text:style-name="Text_20_body">L'<text:span text:style-name="T1">administrateur des EPs</text:span> crée l'équipe « CLI 1, équipe 1.1 » au sein de la CLI « CLI 1 ».</text:p>
      <text:p text:style-name="Text_20_body">Cette équipe est en charge des communes de:</text:p>
      <text:list xml:id="list412797033" text:style-name="L18">
        <text:list-item>
          <text:p text:style-name="P58">Epinay</text:p>
        </text:list-item>
        <text:list-item>
          <text:p text:style-name="P58">Pierrefite</text:p>
        </text:list-item>
        <text:list-item>
          <text:p text:style-name="P58">Saint-Ouen</text:p>
        </text:list-item>
      </text:list>
      <text:p text:style-name="Standard"/>
      <text:p text:style-name="Standard">Elle comprend les membres suivants:</text:p>
      <table:table table:name="Tableau1" table:style-name="Tableau1">
        <table:table-column table:style-name="Tableau1.A"/>
        <table:table-column table:style-name="Tableau1.B"/>
        <table:table-header-rows>
          <table:table-row>
            <table:table-cell table:style-name="Tableau1.A1" office:value-type="string">
              <text:p text:style-name="Table_20_Heading">Fonction</text:p>
            </table:table-cell>
            <table:table-cell table:style-name="Tableau1.B1" office:value-type="string">
              <text:p text:style-name="Table_20_Heading">Membre</text:p>
            </table:table-cell>
          </table:table-row>
        </table:table-header-rows>
        <table:table-row>
          <table:table-cell table:style-name="Tableau1.A2" office:value-type="string">
            <text:p text:style-name="Standard">Chef de projet de ville</text:p>
          </table:table-cell>
          <table:table-cell table:style-name="Tableau1.B2" office:value-type="string">
            <text:p text:style-name="Standard">Mlle. Dupont Anne</text:p>
          </table:table-cell>
        </table:table-row>
        <table:table-row>
          <table:table-cell table:style-name="Tableau1.A2" office:value-type="string">
            <text:p text:style-name="Standard">Chef de projet de ville</text:p>
          </table:table-cell>
          <table:table-cell table:style-name="Tableau1.B2" office:value-type="string">
            <text:p text:style-name="Standard">M. Martin Pierre</text:p>
          </table:table-cell>
        </table:table-row>
        <table:table-row>
          <table:table-cell table:style-name="Tableau1.A2" office:value-type="string">
            <text:p text:style-name="Standard">Représentant de Pôle Emploi</text:p>
          </table:table-cell>
          <table:table-cell table:style-name="Tableau1.B2" office:value-type="string">
            <text:p text:style-name="Standard">M. Dubois Alphonse</text:p>
          </table:table-cell>
        </table:table-row>
        <table:table-row>
          <table:table-cell table:style-name="Tableau1.A2" office:value-type="string">
            <text:p text:style-name="Standard">Représentant de Pôle Emploi</text:p>
          </table:table-cell>
          <table:table-cell table:style-name="Tableau1.B2" office:value-type="string">
            <text:p text:style-name="Standard">Mme. Roland Adeline</text:p>
          </table:table-cell>
        </table:table-row>
      </table:table>
      <text:p text:style-name="Standard"/>
      <text:p text:style-name="Standard">Cette <text:span text:style-name="T1">EP</text:span> prendra des décisions finales pour le thème « Réorientation ou maintien de l'orientation ».</text:p>
      <text:h text:style-name="Heading_20_3" text:outline-level="3">Spécifique CG 66</text:h>
      <text:h text:style-name="Heading_20_4" text:outline-level="4">Création des types d'EP</text:h>
      <text:p text:style-name="Text_20_body">L'<text:span text:style-name="T1">administrateur des EPs</text:span> crée le d'« EP » suivant:</text:p>
      <text:list xml:id="list2114671035" text:style-name="L19">
        <text:list-item>
          <text:p text:style-name="P59">EP locale, commission parcours</text:p>
        </text:list-item>
      </text:list>
      <text:h text:style-name="Heading_20_4" text:outline-level="4"><text:soft-page-break/>Création des équipe</text:h>
      <text:p text:style-name="Text_20_body">L'<text:span text:style-name="T1">administrateur des EPs</text:span> crée l'équipe « EP locale Parcours Perpignan 1 »:</text:p>
      <text:p text:style-name="Text_20_body">Cette équipe est en charge du canton de Perpignan 1 pour le thème « Réorientation ou maintien de l'orientation ».</text:p>
      <text:p text:style-name="Standard"/>
      <text:p text:style-name="Standard">Elle comprend les membres suivants:</text:p>
      <table:table table:name="Tableau8" table:style-name="Tableau8">
        <table:table-column table:style-name="Tableau8.A"/>
        <table:table-column table:style-name="Tableau8.B"/>
        <table:table-header-rows>
          <table:table-row>
            <table:table-cell table:style-name="Tableau8.A1" office:value-type="string">
              <text:p text:style-name="Table_20_Heading">Fonction</text:p>
            </table:table-cell>
            <table:table-cell table:style-name="Tableau8.B1" office:value-type="string">
              <text:p text:style-name="Table_20_Heading">Membre</text:p>
            </table:table-cell>
          </table:table-row>
        </table:table-header-rows>
        <table:table-row>
          <table:table-cell table:style-name="Tableau8.A2" office:value-type="string">
            <text:p text:style-name="Standard">Chargé d'insertion</text:p>
          </table:table-cell>
          <table:table-cell table:style-name="Tableau8.B2" office:value-type="string">
            <text:p text:style-name="Standard">Mlle. Dupont Anne</text:p>
          </table:table-cell>
        </table:table-row>
        <table:table-row>
          <table:table-cell table:style-name="Tableau8.A2" office:value-type="string">
            <text:p text:style-name="Standard">Chargé d'insertion</text:p>
          </table:table-cell>
          <table:table-cell table:style-name="Tableau8.B2" office:value-type="string">
            <text:p text:style-name="Standard">M. Martin Pierre</text:p>
          </table:table-cell>
        </table:table-row>
        <table:table-row>
          <table:table-cell table:style-name="Tableau8.A2" office:value-type="string">
            <text:p text:style-name="Standard">Représentant de Pôle Emploi</text:p>
          </table:table-cell>
          <table:table-cell table:style-name="Tableau8.B2" office:value-type="string">
            <text:p text:style-name="Standard">M. Dubois Alphonse</text:p>
          </table:table-cell>
        </table:table-row>
        <table:table-row>
          <table:table-cell table:style-name="Tableau8.A2" office:value-type="string">
            <text:p text:style-name="Standard">Représentant de Pôle Emploi</text:p>
          </table:table-cell>
          <table:table-cell table:style-name="Tableau8.B2" office:value-type="string">
            <text:p text:style-name="Standard">Mme. Roland Adeline</text:p>
          </table:table-cell>
        </table:table-row>
      </table:table>
      <text:p text:style-name="Standard"/>
      <text:p text:style-name="Standard">Concernant le thème « Réorientation ou maintien de l'orientation », c'est le <text:span text:style-name="T1">PCG</text:span> qui prendra les décisions finales, l'<text:span text:style-name="T1">EP</text:span> n'émettant qu'un avis.</text:p>
      <text:h text:style-name="P75" text:outline-level="3">Alimentation du module en dossiers</text:h>
      <text:h text:style-name="P6" text:outline-level="4">Spécifique CG 93</text:h>
      <text:p text:style-name="P9">Détection automatique des dossier à passer en EP pour le thème « Réorientation ou maintien de l'orientation » le 15 octobre 2010 à 01:00.</text:p>
      <text:p text:style-name="P9">Un dossier d'EP est crée par:</text:p>
      <text:list xml:id="list265615323" text:style-name="L20">
        <text:list-item>
          <text:p text:style-name="P47"><text:span text:style-name="T1">allocataire </text:span><text:span text:style-name="T6">soumis à droits et devoirs</text:span></text:p>
        </text:list-item>
        <text:list-item>
          <text:p text:style-name="P47">figurant dans un dossier ouvert </text:p>
        </text:list-item>
        <text:list-item>
          <text:p text:style-name="P47">ne figurant pas dans la liste des <text:span text:style-name="T1">dossiers d'EP</text:span><text:span text:style-name="T6"> non traités ou en cours de traitement</text:span></text:p>
        </text:list-item>
        <text:list-item>
          <text:p text:style-name="P47">ne possédant pas de contrat d'insertion (CER) validé, orienté en « Emploi » dans la période comprise entre 6 et 12 mois auparavant (?)</text:p>
        </text:list-item>
        <text:list-item>
          <text:p text:style-name="P47">ne possédant pas d'orientation « Emploi » non contractualisée depuis 2 mois (?)</text:p>
        </text:list-item>
      </text:list>
      <text:p text:style-name="P15"/>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table-cell table:style-name="Tableau3.A1" office:value-type="string">
              <text:p text:style-name="P17">Allocataire</text:p>
            </table:table-cell>
            <table:table-cell table:style-name="Tableau3.A1" office:value-type="string">
              <text:p text:style-name="P17">Date orientation</text:p>
              <text:p text:style-name="P17">« Emploi »</text:p>
            </table:table-cell>
            <table:table-cell table:style-name="Tableau3.A1" office:value-type="string">
              <text:p text:style-name="P17">Date dernier CER</text:p>
            </table:table-cell>
            <table:table-cell table:style-name="Tableau3.A1" office:value-type="string">
              <text:p text:style-name="P17">Dernière orientation</text:p>
            </table:table-cell>
            <table:table-cell table:style-name="Tableau3.E1" office:value-type="string">
              <text:p text:style-name="P17">Dernière structure référente</text:p>
            </table:table-cell>
          </table:table-row>
        </table:table-header-rows>
        <table:table-row>
          <table:table-cell table:style-name="Tableau3.A2" office:value-type="string">
            <text:p text:style-name="P2">M. Gontrand <text:s/>Raoul</text:p>
          </table:table-cell>
          <table:table-cell table:style-name="Tableau3.A2" office:value-type="string">
            <text:p text:style-name="P2">/</text:p>
          </table:table-cell>
          <table:table-cell table:style-name="Tableau3.A2" office:value-type="string">
            <text:p text:style-name="P2">8 mois</text:p>
          </table:table-cell>
          <table:table-cell table:style-name="Tableau3.A2" office:value-type="string">
            <text:p text:style-name="P2">Socioprofessionnelle</text:p>
          </table:table-cell>
          <table:table-cell table:style-name="Tableau3.E2" office:value-type="string">
            <text:p text:style-name="P2">PDV Saint-Ouen – SI</text:p>
          </table:table-cell>
        </table:table-row>
        <table:table-row>
          <table:table-cell table:style-name="Tableau3.A2" office:value-type="string">
            <text:p text:style-name="P2">M. Jacquard Bernard</text:p>
          </table:table-cell>
          <table:table-cell table:style-name="Tableau3.A2" office:value-type="string">
            <text:p text:style-name="P2">/</text:p>
          </table:table-cell>
          <table:table-cell table:style-name="Tableau3.A2" office:value-type="string">
            <text:p text:style-name="P2">10 mois</text:p>
          </table:table-cell>
          <table:table-cell table:style-name="Tableau3.A2" office:value-type="string">
            <text:p text:style-name="P2">Socioprofessionnelle</text:p>
          </table:table-cell>
          <table:table-cell table:style-name="Tableau3.E2" office:value-type="string">
            <text:p text:style-name="P2">PDV Saint-Ouen – SI</text:p>
          </table:table-cell>
        </table:table-row>
        <table:table-row>
          <table:table-cell table:style-name="Tableau3.A2" office:value-type="string">
            <text:p text:style-name="P2">Mlle. Rose Marie</text:p>
          </table:table-cell>
          <table:table-cell table:style-name="Tableau3.A2" office:value-type="string">
            <text:p text:style-name="P2">/</text:p>
          </table:table-cell>
          <table:table-cell table:style-name="Tableau3.A2" office:value-type="string">
            <text:p text:style-name="P2">7 mois</text:p>
          </table:table-cell>
          <table:table-cell table:style-name="Tableau3.A2" office:value-type="string">
            <text:p text:style-name="P2">Sociale</text:p>
          </table:table-cell>
          <table:table-cell table:style-name="Tableau3.E2" office:value-type="string">
            <text:p text:style-name="P2">SSD d'Epinay sur Seine</text:p>
          </table:table-cell>
        </table:table-row>
      </table:table>
      <text:p text:style-name="P9"/>
      <text:p text:style-name="P9">Les <text:span text:style-name="T1">structures référentes</text:span> sont notifiées qu'un <text:span text:style-name="T1">dossier d'EP</text:span> a été crée pour certains de leurs <text:span text:style-name="T1">allocataires</text:span>, et qu'elles doivent décider, endéans les 10 jours (ouvrables ?) de signaler ou non les <text:span text:style-name="T1">allocataires</text:span> à l'<text:span text:style-name="T1">EP</text:span>. En cas de non décision, le <text:span text:style-name="T1">dossier d'EP</text:span> n'est pas signalé.</text:p>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P17">Structure référente</text:p>
            </table:table-cell>
            <table:table-cell table:style-name="Tableau4.A1" office:value-type="string">
              <text:p text:style-name="P17">Allocataire</text:p>
            </table:table-cell>
            <table:table-cell table:style-name="Tableau4.A1" office:value-type="string">
              <text:p text:style-name="P17">Décision</text:p>
            </table:table-cell>
            <table:table-cell table:style-name="Tableau4.D1" office:value-type="string">
              <text:p text:style-name="P17">Signalement</text:p>
            </table:table-cell>
          </table:table-row>
        </table:table-header-rows>
        <table:table-row>
          <table:table-cell table:style-name="Tableau4.A2" office:value-type="string">
            <text:p text:style-name="P2">PDV Saint-Ouen – SI</text:p>
          </table:table-cell>
          <table:table-cell table:style-name="Tableau4.A2" office:value-type="string">
            <text:p text:style-name="P2">M. Gontrand <text:s/>Raoul</text:p>
          </table:table-cell>
          <table:table-cell table:style-name="Tableau4.A2" office:value-type="string">
            <text:p text:style-name="P2">Oui</text:p>
          </table:table-cell>
          <table:table-cell table:style-name="Tableau4.D2" office:value-type="string">
            <text:p text:style-name="P2">Oui</text:p>
          </table:table-cell>
        </table:table-row>
        <text:soft-page-break/>
        <table:table-row>
          <table:table-cell table:style-name="Tableau4.A2" office:value-type="string">
            <text:p text:style-name="P2">PDV Saint-Ouen – SI</text:p>
          </table:table-cell>
          <table:table-cell table:style-name="Tableau4.A2" office:value-type="string">
            <text:p text:style-name="P2">M. Jacquard Bernard</text:p>
          </table:table-cell>
          <table:table-cell table:style-name="Tableau4.A2" office:value-type="string">
            <text:p text:style-name="P2">Oui</text:p>
          </table:table-cell>
          <table:table-cell table:style-name="Tableau4.D2" office:value-type="string">
            <text:p text:style-name="P2">Non</text:p>
          </table:table-cell>
        </table:table-row>
        <table:table-row>
          <table:table-cell table:style-name="Tableau4.A2" office:value-type="string">
            <text:p text:style-name="P2">SSD d'Epinay sur Seine</text:p>
          </table:table-cell>
          <table:table-cell table:style-name="Tableau4.A2" office:value-type="string">
            <text:p text:style-name="P2">Mlle. Rose Marie</text:p>
          </table:table-cell>
          <table:table-cell table:style-name="Tableau4.A2" office:value-type="string">
            <text:p text:style-name="P2">Non</text:p>
          </table:table-cell>
          <table:table-cell table:style-name="Tableau4.D2" office:value-type="string">
            <text:p text:style-name="P2">Non</text:p>
          </table:table-cell>
        </table:table-row>
      </table:table>
      <text:h text:style-name="P6" text:outline-level="4">Spécifique CG 66</text:h>
      <text:p text:style-name="P9">De manière générale, les <text:span text:style-name="T1">dossiers d'EP</text:span> créés ci-dessous par une fiche de saisine devront passer en commission dans un délai d'un mois à compter de leur création (<text:span text:style-name="T19">sinon, que doit-il se passer ?</text:span>).</text:p>
      <text:h text:style-name="P19" text:outline-level="5">Bilan de parcours</text:h>
      <text:p text:style-name="P9">Le <text:span text:style-name="T1">référent</text:span>, en présence (ou pas) de l'<text:span text:style-name="T1">allocataire</text:span> remplit un <text:span text:style-name="T1">bilan de parcours</text:span> lorsque le contrat (CER / CUI) arrive à échéance dans le mois à venir.</text:p>
      <text:p text:style-name="P9">Lors de la rédaction de ce <text:span text:style-name="T1">bilan de parcours</text:span>, le <text:span text:style-name="T1">référent</text:span> a la possibilité de :</text:p>
      <text:list xml:id="list1978594648" text:style-name="L21">
        <text:list-item>
          <text:p text:style-name="P71">Reconduire le contrat (CER ou CUI) en accord avec l'<text:span text:style-name="T1">allocataire</text:span> (avec ou sans changement de référent). Pas de passage en <text:span text:style-name="T1">séance d'EP</text:span> dans ce cas-ci.</text:p>
        </text:list-item>
        <text:list-item>
          <text:p text:style-name="P71">Remplir une partie <text:span text:style-name="T1">fiche de saisine</text:span> à destination de l'EP locale « Commission parcours » pour demander soit :</text:p>
        </text:list-item>
      </text:list>
      <text:list xml:id="list1348331242" text:style-name="L22">
        <text:list-item>
          <text:p text:style-name="P66">un maintien de l'orientation (avec ou sans changement de <text:span text:style-name="T1">référent</text:span>)</text:p>
        </text:list-item>
        <text:list-item>
          <text:p text:style-name="P66">une réorientation du « Social » vers l'« Emploi »</text:p>
        </text:list-item>
      </text:list>
      <text:h text:style-name="P19" text:outline-level="5">Demande de réorientation par Pôle Emploi</text:h>
      <text:p text:style-name="P9">Le Pôle emploi peut remplir une <text:span text:style-name="T1">fiche de saisine</text:span> à destination de l'EP locale « Commission parcours » pour demander une réorientation « Sociale ». L'idée est la même que pour le bilan de parcours ci-dessus, hormis que si une réorientation est demandée, elle sera de l'<text:span text:style-name="T1">emploi</text:span> vers le <text:span text:style-name="T1">social</text:span> ou le <text:span text:style-name="T1">socioprofessionnel</text:span>. <text:span text:style-name="T26">Dans le cas d'un maintien, fait-on comme pour le bilan de parcours (sans passage en </text:span><text:span text:style-name="T27">séance d'EP</text:span><text:span text:style-name="T26">, dates de reconduction, changement de référent) ?</text:span></text:p>
      <text:h text:style-name="P19" text:outline-level="5">Dans les deux cas</text:h>
      <text:p text:style-name="P9">Si un maintien du parcours a été choisi, sans passage en <text:span text:style-name="T1">séance d'EP, </text:span>un nouveau contrat (CUI/CER) sera crée, qui sera une copie de l'ancien contrat, avec les nouvelles dates de début et de fin de contrat choisies par le <text:span text:style-name="T1">référent</text:span>. <text:span text:style-name="T26">Que fait-on dans le cas où il y a changement de référent ?</text:span></text:p>
      <text:h text:style-name="P75" text:outline-level="3">Déroulement d'une séance</text:h>
      <text:h text:style-name="P6" text:outline-level="4">Configuration de la séance</text:h>
      <text:h text:style-name="P19" text:outline-level="5">Création de la séance</text:h>
      <text:p text:style-name="P9">Une <text:span text:style-name="T1">séance d'EP</text:span> est créée par l'<text:span text:style-name="T1">administrateur des EPs</text:span> le 3 novembre 2010 à 10:00, dans les locaux de la SSD d'Epinay sur Seine.</text:p>
      <text:p text:style-name="P9">Les participants conviés sont:</text:p>
      <text:list xml:id="list1790157272" text:style-name="L23">
        <text:list-item>
          <text:p text:style-name="P48">M. Dubois Alphonse (Représentant de Pôle Emploi)</text:p>
        </text:list-item>
        <text:list-item>
          <text:p text:style-name="P48">Mlle. Dupont Anne (Chef de projet de ville)</text:p>
        </text:list-item>
      </text:list>
      <text:p text:style-name="P15"><text:soft-page-break/></text:p>
      <text:p text:style-name="P15">Les dossiers choisis pour cette séance, pour le thème « Réorientation ou maintien de l'orientation », sont ceux de:</text:p>
      <text:list xml:id="list2142329656" text:style-name="L24">
        <text:list-item>
          <text:p text:style-name="P49">M. Gontrand <text:s/>Raoul</text:p>
        </text:list-item>
        <text:list-item>
          <text:p text:style-name="P49">M. Jacquard Bernard</text:p>
        </text:list-item>
        <text:list-item>
          <text:p text:style-name="P49">Mlle. Rose Marie</text:p>
        </text:list-item>
      </text:list>
      <text:p text:style-name="P15"/>
      <text:p text:style-name="P9">Aucun allocataire n'est invité.</text:p>
      <text:h text:style-name="P6" text:outline-level="4">Tenue de la séance</text:h>
      <text:h text:style-name="P19" text:outline-level="5">Prise de présences</text:h>
      <text:p text:style-name="P9">Tous les membres de l'EP sont présents.</text:p>
      <text:h text:style-name="P19" text:outline-level="5">Examen des dossiers</text:h>
      <text:p text:style-name="P9">L'EP discute de chaque dossier en prenant pour support les dossiers anonymisés transmis précédemment.</text:p>
      <text:h text:style-name="P19" text:outline-level="5">Prises de décisions concernant les dossiers par l'EP</text:h>
      <text:h text:style-name="P22" text:outline-level="6">Spécifique CG 93</text:h>
      <text:p text:style-name="P9">Pour le thème « Réorientation ou maintien de l'orientation », le <text:span text:style-name="T1">gestionnaire des EPs</text:span> enregistre les décisions de l'<text:span text:style-name="T1">EP</text:span>:</text:p>
      <text:list xml:id="list744378607" text:style-name="L25">
        <text:list-item>
          <text:p text:style-name="P50">au cas par cas (formulaire plein écran) pour le dossier signalé de M. Gontrand <text:s/>Raoul</text:p>
        </text:list-item>
        <text:list-item>
          <text:p text:style-name="P50">par liste (maintien de l'orientation proposé par défaut) pour les dossiers non signalés (les 2 autres dossiers).</text:p>
        </text:list-item>
      </text:list>
      <table:table table:name="Tableau6" table:style-name="Tableau6">
        <table:table-column table:style-name="Tableau6.A"/>
        <table:table-column table:style-name="Tableau6.B"/>
        <table:table-column table:style-name="Tableau6.C"/>
        <table:table-column table:style-name="Tableau6.D"/>
        <table:table-column table:style-name="Tableau6.E"/>
        <table:table-header-rows>
          <table:table-row>
            <table:table-cell table:style-name="Tableau6.A1" office:value-type="string">
              <text:p text:style-name="P17">Allocataire</text:p>
            </table:table-cell>
            <table:table-cell table:style-name="Tableau6.A1" office:value-type="string">
              <text:p text:style-name="P17">Formulaire</text:p>
            </table:table-cell>
            <table:table-cell table:style-name="Tableau6.A1" office:value-type="string">
              <text:p text:style-name="P17">Décision</text:p>
            </table:table-cell>
            <table:table-cell table:style-name="Tableau6.A1" office:value-type="string">
              <text:p text:style-name="P17">Nouvelle orientation</text:p>
            </table:table-cell>
            <table:table-cell table:style-name="Tableau6.E1" office:value-type="string">
              <text:p text:style-name="P17">Nouvelle structure référente</text:p>
            </table:table-cell>
          </table:table-row>
        </table:table-header-rows>
        <table:table-row>
          <table:table-cell table:style-name="Tableau6.A2" office:value-type="string">
            <text:p text:style-name="P15">M. Gontrand <text:s/>Raoul </text:p>
          </table:table-cell>
          <table:table-cell table:style-name="Tableau6.A2" office:value-type="string">
            <text:p text:style-name="P2">Plein écran</text:p>
          </table:table-cell>
          <table:table-cell table:style-name="Tableau6.A2" office:value-type="string">
            <text:p text:style-name="P2">Réorientation</text:p>
          </table:table-cell>
          <table:table-cell table:style-name="Tableau6.A2" office:value-type="string">
            <text:p text:style-name="P15">Emploi</text:p>
          </table:table-cell>
          <table:table-cell table:style-name="Tableau6.E2" office:value-type="string">
            <text:p text:style-name="P15">PE de Saint Ouen</text:p>
          </table:table-cell>
        </table:table-row>
        <table:table-row>
          <table:table-cell table:style-name="Tableau6.A2" office:value-type="string">
            <text:p text:style-name="P15">M. Jacquard Bernard</text:p>
          </table:table-cell>
          <table:table-cell table:style-name="Tableau6.A2" office:value-type="string">
            <text:p text:style-name="P2">Liste</text:p>
          </table:table-cell>
          <table:table-cell table:style-name="Tableau6.A2" office:value-type="string">
            <text:p text:style-name="P2">Réorientation</text:p>
          </table:table-cell>
          <table:table-cell table:style-name="Tableau6.A2" office:value-type="string">
            <text:p text:style-name="P15">Emploi</text:p>
          </table:table-cell>
          <table:table-cell table:style-name="Tableau6.E2" office:value-type="string">
            <text:p text:style-name="P15">PE de Saint Ouen</text:p>
          </table:table-cell>
        </table:table-row>
        <table:table-row>
          <table:table-cell table:style-name="Tableau6.A2" office:value-type="string">
            <text:p text:style-name="P15">Mlle. Rose Marie</text:p>
          </table:table-cell>
          <table:table-cell table:style-name="Tableau6.A2" office:value-type="string">
            <text:p text:style-name="P2">Liste</text:p>
          </table:table-cell>
          <table:table-cell table:style-name="Tableau6.A2" office:value-type="string">
            <text:p text:style-name="P2">Maintien</text:p>
          </table:table-cell>
          <table:table-cell table:style-name="Tableau6.A2" office:value-type="string">
            <text:p text:style-name="P2">/</text:p>
          </table:table-cell>
          <table:table-cell table:style-name="Tableau6.E2" office:value-type="string">
            <text:p text:style-name="P15">/</text:p>
          </table:table-cell>
        </table:table-row>
      </table:table>
      <text:p text:style-name="P9"/>
      <text:p text:style-name="P9">Le <text:span text:style-name="T1">gestionnaire des EPs</text:span> a la possibilité d'ajouter un commentaire concernant chaque <text:span text:style-name="T1">dossier d'EP</text:span>.</text:p>
      <text:p text:style-name="P9">Le <text:span text:style-name="T1">gestionnaire des EPs</text:span> décide ensuite de clôturer la prise de décisions pour cette <text:span text:style-name="T1">séance d'EP</text:span>, ce qui signifie que l'on peut passer à l'étape suivante, et que le <text:span text:style-name="T1">gestionnaire des EPs</text:span> ne pourra plus revenir en arrière et modifier cette <text:span text:style-name="T1">séance d'EP</text:span> ou les décisions qui y ont été prises.</text:p>
      <text:h text:style-name="P22" text:outline-level="6">Spécifique CG 66</text:h>
      <text:p text:style-name="P9">TODO</text:p>
      <text:h text:style-name="P19" text:outline-level="5"><text:soft-page-break/>Prises de décisions concernant les dossiers par le PCG</text:h>
      <text:h text:style-name="P22" text:outline-level="6">Spécifique CG 93</text:h>
      <text:p text:style-name="P9">Pas de prise de décision finale PCG, puisqu'il a été configuré que cette EP prenait les décisions finales elle-même pour le thème « Réorientation ou maintien de l'orientation ».</text:p>
      <text:h text:style-name="P22" text:outline-level="6">Spécifique CG 66</text:h>
      <text:p text:style-name="P9">Le <text:span text:style-name="T1">PCG</text:span> prend les décisions finales pour chaque <text:span text:style-name="T1">dossier d'EP</text:span> de la séance du 3 novembre 2010 à 10:00 pour le thème <text:s/>« Réorientation ou maintien de l'orientation ».</text:p>
      <text:p text:style-name="P9">Au départ de la liste des avis pris par l'EP, il accède à un formulaire individuel pour chaque <text:span text:style-name="T1">dossier </text:span><text:span text:style-name="T1">d'EP</text:span>, grâce auquel il peut avaliser l'avis de l'<text:span text:style-name="T1">EP</text:span> ou prendre une décision différente.</text:p>
      <text:p text:style-name="P9">Pour chaque dossier, le <text:span text:style-name="T1">PCG</text:span> a la possibilité d'ajouter un commentaire.</text:p>
      <text:p text:style-name="P9">Lorsque tous les <text:span text:style-name="T1">dossiers d'EP</text:span> ont été traités, le <text:span text:style-name="T1">PCG</text:span> clôture la <text:span text:style-name="T1">séance d'EP</text:span>, ce qui signifie que l'on peut passer à l'étape suivante, et que le <text:span text:style-name="T1">PCG</text:span> ne pourra plus revenir en arrière et modifier les décisions concernant cette <text:span text:style-name="T1">séance d'EP</text:span>.</text:p>
      <text:h text:style-name="P19" text:outline-level="5">Traitement d'une EP clôturée</text:h>
      <text:p text:style-name="P9">La procédure suivante est automatiquement démarrée lorsqu'une <text:span text:style-name="T1">séance d'EP</text:span> a été clôturée et que les décisions finales ont été prises pour chacun des thèmes.</text:p>
      <text:h text:style-name="P22" text:outline-level="6">Application des décisions</text:h>
      <text:p text:style-name="P9">Pour chaque <text:span text:style-name="T1">dossier d'EP</text:span> pour lequel une décision finale a été prise :</text:p>
      <text:list xml:id="list1473271373" text:style-name="L26">
        <text:list-item>
          <text:p text:style-name="P72">lorsque cette décision consiste en une réorientation :</text:p>
        </text:list-item>
      </text:list>
      <text:list xml:id="list1655162995" text:style-name="L27">
        <text:list-item>
          <text:p text:style-name="P51">Clôture du contrat (CER/CUI) en cours, à la date de la prise de décision finale</text:p>
        </text:list-item>
        <text:list-item>
          <text:p text:style-name="P51">Si le référent du contrat en cours est la même personne que le référent du parcours, alors, on clôturera la date de désignation du référent de parcours à la date de la prise de décision finale</text:p>
        </text:list-item>
        <text:list-item>
          <text:p text:style-name="P51">Création d'une nouvelle orientation validée à la date de la prise de décision finale vers la nouvelle structure <text:s/>référente.</text:p>
        </text:list-item>
      </text:list>
      <text:list xml:id="list536436652" text:continue-list="list1473271373" text:style-name="L26">
        <text:list-item>
          <text:p text:style-name="P52">Lorsque la décision consiste en un maintien de l'orientation, il n'y aura rien à appliquer à ce niveau.</text:p>
        </text:list-item>
      </text:list>
      <text:h text:style-name="P22" text:outline-level="6">Communication des décisions</text:h>
      <text:p text:style-name="P9">Pour les allocataires ayant été réorientés :</text:p>
      <text:p text:style-name="P9">Mlle. Rose Marie ne change pas d'orientation, donc envoi de notification à l'<text:span text:style-name="T1">allocataire</text:span> seulement <text:s/>pour lui signaler la décision de l'<text:span text:style-name="T1">EP</text:span>.</text:p>
      <text:p text:style-name="P9">Une nouvelle orientation est créée pour:</text:p>
      <text:list xml:id="list819512602" text:style-name="L28">
        <text:list-item>
          <text:p text:style-name="P53">M. Gontrand <text:s/>Raoul → « Emploi » (PE de Saint Ouen)</text:p>
        </text:list-item>
        <text:list-item>
          <text:p text:style-name="P53">M. Jacquard Bernard → « Emploi » (PE de Saint Ouen)</text:p>
        </text:list-item>
      </text:list>
      <text:p text:style-name="P16">Les nouvelles orientations sont imprimées et transmises aux allocataires.</text:p>
      <text:p text:style-name="P16"/>
      <text:p text:style-name="P16">Les <text:span text:style-name="T1">structures référentes</text:span> reçoivent par liste les changements d'allocataires leur étant liés:</text:p>
      <table:table table:name="Tableau7" table:style-name="Tableau7">
        <table:table-column table:style-name="Tableau7.A"/>
        <table:table-column table:style-name="Tableau7.B"/>
        <table:table-column table:style-name="Tableau7.C"/>
        <table:table-header-rows>
          <text:soft-page-break/>
          <table:table-row>
            <table:table-cell table:style-name="Tableau7.A1" office:value-type="string">
              <text:p text:style-name="P17">Structure référente</text:p>
            </table:table-cell>
            <table:table-cell table:style-name="Tableau7.A1" office:value-type="string">
              <text:p text:style-name="P17">Allocataires ajoutés</text:p>
            </table:table-cell>
            <table:table-cell table:style-name="Tableau7.C1" office:value-type="string">
              <text:p text:style-name="P17">Allocataires retirés</text:p>
            </table:table-cell>
          </table:table-row>
        </table:table-header-rows>
        <table:table-row>
          <table:table-cell table:style-name="Tableau7.A2" office:value-type="string">
            <text:p text:style-name="P15">PE de Saint Ouen</text:p>
          </table:table-cell>
          <table:table-cell table:style-name="Tableau7.A2" office:value-type="string">
            <text:list xml:id="list1871282407" text:style-name="L29">
              <text:list-item>
                <text:p text:style-name="P54">M. Gontrand <text:s/>Raoul </text:p>
              </text:list-item>
              <text:list-item>
                <text:p text:style-name="P54">M. Jacquard Bernard</text:p>
              </text:list-item>
            </text:list>
          </table:table-cell>
          <table:table-cell table:style-name="Tableau7.C2" office:value-type="string">
            <text:p text:style-name="P2"/>
          </table:table-cell>
        </table:table-row>
        <table:table-row>
          <table:table-cell table:style-name="Tableau7.A2" office:value-type="string">
            <text:p text:style-name="P15">SSD d'Epinay sur Seine</text:p>
          </table:table-cell>
          <table:table-cell table:style-name="Tableau7.A2" office:value-type="string">
            <text:p text:style-name="P15"/>
          </table:table-cell>
          <table:table-cell table:style-name="Tableau7.C2" office:value-type="string">
            <text:p text:style-name="P15"/>
          </table:table-cell>
        </table:table-row>
        <table:table-row>
          <table:table-cell table:style-name="Tableau7.A2" office:value-type="string">
            <text:p text:style-name="P15">PDV Saint-Ouen – Service insertion</text:p>
          </table:table-cell>
          <table:table-cell table:style-name="Tableau7.A2" office:value-type="string">
            <text:p text:style-name="P2"/>
          </table:table-cell>
          <table:table-cell table:style-name="Tableau7.C2" office:value-type="string">
            <text:list xml:id="list979082572" text:style-name="L30">
              <text:list-item>
                <text:p text:style-name="P55">M. Gontrand <text:s/>Raoul</text:p>
              </text:list-item>
              <text:list-item>
                <text:p text:style-name="P55">M. Jacquard Bernard</text:p>
              </text:list-item>
            </text:list>
          </table:table-cell>
        </table:table-row>
      </table:table>
      <text:p text:style-name="P16"/>
      <text:p text:style-name="P16">Les décisions sont également envoyées à la <text:span text:style-name="T1">CAF</text:span> (?).</text:p>
      <text:h text:style-name="P74" text:outline-level="1">Appendice</text:h>
      <text:h text:style-name="Heading_20_2" text:outline-level="2">Requêtes SQL</text:h>
      <text:h text:style-name="Heading_20_3" text:outline-level="3">Consolidation des données</text:h>
      <text:p text:style-name="Text_20_body">Nombre d'allocataires figurant dans un dossier dont les droits sont ouverts et possédant un contrat d'insertion.</text:p>
      <text:p text:style-name="Code_20_source">SELECT COUNT(DISTINCT(contratsinsertion.personne_id))</text:p>
      <text:p text:style-name="Code_20_source"><text:tab/>FROM contratsinsertion</text:p>
      <text:p text:style-name="Code_20_source"><text:tab/><text:tab/>INNER JOIN personnes ON (</text:p>
      <text:p text:style-name="Code_20_source"><text:tab/><text:tab/><text:tab/>contratsinsertion.personne_id = personnes.id</text:p>
      <text:p text:style-name="Code_20_source"><text:tab/><text:tab/>)</text:p>
      <text:p text:style-name="Code_20_source"><text:tab/><text:tab/>INNER JOIN prestations ON (</text:p>
      <text:p text:style-name="Code_20_source"><text:tab/><text:tab/><text:tab/>prestations.personne_id = personnes.id</text:p>
      <text:p text:style-name="Code_20_source"><text:tab/><text:tab/><text:tab/>AND prestations.natprest = 'RSA'</text:p>
      <text:p text:style-name="Code_20_source"><text:tab/><text:tab/><text:tab/>AND prestations.rolepers IN ( 'DEM', 'CJT' )</text:p>
      <text:p text:style-name="Code_20_source"><text:tab/><text:tab/>)</text:p>
      <text:p text:style-name="Code_20_source"><text:tab/><text:tab/>INNER JOIN calculsdroitsrsa ON (</text:p>
      <text:p text:style-name="Code_20_source"><text:tab/><text:tab/><text:tab/>personnes.id = calculsdroitsrsa.personne_id</text:p>
      <text:p text:style-name="Code_20_source"><text:tab/><text:tab/><text:tab/>AND calculsdroitsrsa.toppersdrodevorsa = '1'</text:p>
      <text:p text:style-name="Code_20_source"><text:tab/><text:tab/>)</text:p>
      <text:p text:style-name="Code_20_source"><text:tab/><text:tab/>INNER JOIN foyers ON (</text:p>
      <text:p text:style-name="Code_20_source"><text:tab/><text:tab/><text:tab/>personnes.foyer_id = foyers.id</text:p>
      <text:p text:style-name="Code_20_source"><text:tab/><text:tab/>)</text:p>
      <text:p text:style-name="Code_20_source"><text:tab/><text:tab/>INNER JOIN dossiers ON (</text:p>
      <text:p text:style-name="Code_20_source"><text:tab/><text:tab/><text:tab/>foyers.dossier_id = dossiers.id</text:p>
      <text:p text:style-name="Code_20_source"><text:tab/><text:tab/>)</text:p>
      <text:p text:style-name="Code_20_source"><text:tab/><text:tab/>INNER JOIN situationsdossiersrsa ON (</text:p>
      <text:p text:style-name="Code_20_source"><text:tab/><text:tab/><text:tab/>situationsdossiersrsa.dossier_id = dossiers.id</text:p>
      <text:p text:style-name="Code_20_source"><text:tab/><text:tab/><text:tab/>AND situationsdossiersrsa.etatdosrsa IN ( '2', '3', '4' )</text:p>
      <text:p text:style-name="Code_20_source"><text:tab/><text:tab/>);</text:p>
      <text:p text:style-name="Text_20_body"/>
      <text:p text:style-name="Text_20_body">Nombre d'allocataires (demandeurs ou conjoints RSA, soumis à droits et devoirs) figurant dans un dossier dont les droits sont ouverts et possédant une orientation.</text:p>
      <text:p text:style-name="Code_20_source">SELECT COUNT(DISTINCT(orientsstructs.personne_id))</text:p>
      <text:p text:style-name="Code_20_source"><text:tab/>FROM orientsstructs</text:p>
      <text:p text:style-name="Code_20_source"><text:tab/><text:tab/>INNER JOIN personnes ON (</text:p>
      <text:p text:style-name="Code_20_source"><text:tab/><text:tab/><text:tab/>orientsstructs.personne_id = personnes.id</text:p>
      <text:p text:style-name="Code_20_source"><text:tab/><text:tab/>)</text:p>
      <text:p text:style-name="Code_20_source"><text:tab/><text:tab/>INNER JOIN prestations ON (</text:p>
      <text:p text:style-name="Code_20_source"><text:tab/><text:tab/><text:tab/>prestations.personne_id = personnes.id</text:p>
      <text:p text:style-name="Code_20_source"><text:tab/><text:tab/><text:tab/>AND prestations.natprest = 'RSA'</text:p>
      <text:p text:style-name="Code_20_source"><text:tab/><text:tab/><text:tab/>AND prestations.rolepers IN ( 'DEM', 'CJT' )</text:p>
      <text:p text:style-name="Code_20_source"><text:tab/><text:tab/>)</text:p>
      <text:p text:style-name="Code_20_source"><text:tab/><text:tab/>INNER JOIN calculsdroitsrsa ON (</text:p>
      <text:p text:style-name="Code_20_source"><text:tab/><text:tab/><text:tab/>personnes.id = calculsdroitsrsa.personne_id</text:p>
      <text:p text:style-name="Code_20_source"><text:tab/><text:tab/><text:tab/>AND calculsdroitsrsa.toppersdrodevorsa = '1'</text:p>
      <text:p text:style-name="Code_20_source"><text:tab/><text:tab/>)</text:p>
      <text:p text:style-name="Code_20_source"><text:tab/><text:tab/>INNER JOIN foyers ON (</text:p>
      <text:p text:style-name="Code_20_source"><text:tab/><text:tab/><text:tab/>personnes.foyer_id = foyers.id</text:p>
      <text:p text:style-name="Code_20_source"><text:tab/><text:tab/>)</text:p>
      <text:p text:style-name="Code_20_source"><text:tab/><text:tab/>INNER JOIN dossiers ON (</text:p>
      <text:p text:style-name="Code_20_source"><text:soft-page-break/><text:tab/><text:tab/><text:tab/>foyers.dossier_id = dossiers.id</text:p>
      <text:p text:style-name="Code_20_source"><text:tab/><text:tab/>)</text:p>
      <text:p text:style-name="Code_20_source"><text:tab/><text:tab/>INNER JOIN situationsdossiersrsa ON (</text:p>
      <text:p text:style-name="Code_20_source"><text:tab/><text:tab/><text:tab/>situationsdossiersrsa.dossier_id = dossiers.id</text:p>
      <text:p text:style-name="Code_20_source"><text:tab/><text:tab/><text:tab/>AND situationsdossiersrsa.etatdosrsa IN ( '2', '3', '4' )</text:p>
      <text:p text:style-name="Code_20_source"><text:tab/><text:tab/>)</text:p>
      <text:p text:style-name="Code_20_source"><text:tab/>WHERE</text:p>
      <text:p text:style-name="Code_20_source"><text:tab/><text:tab/>orientsstructs.date_valid IS NOT NULL</text:p>
      <text:p text:style-name="Code_20_source"><text:tab/><text:tab/>AND orientsstructs.statut_orient = 'Orienté'</text:p>
      <text:p text:style-name="Code_20_source"><text:tab/><text:tab/>AND orientsstructs.structurereferente_id IS NOT NULL;</text:p>
      <text:p text:style-name="Text_20_body"/>
      <text:p text:style-name="Text_20_body">Quelles sont les orientations manifestement liées à un contrat d'insertion et appartenant à des allocataires (demandeurs ou conjoints RSA, soumis à droits et devoirs) figurant dans un dossier dont les droits sont ouverts (orientation validée, contrat validé et dont la structure est bien celle qui est définie dans l'orientation).</text:p>
      <text:p text:style-name="Code_20_source">SELECT COUNT(*)</text:p>
      <text:p text:style-name="Code_20_source"><text:tab/>FROM orientsstructs</text:p>
      <text:p text:style-name="Code_20_source"><text:tab/><text:tab/>INNER JOIN contratsinsertion ON (</text:p>
      <text:p text:style-name="Code_20_source"><text:tab/><text:tab/><text:tab/>contratsinsertion.personne_id = orientsstructs.personne_id</text:p>
      <text:p text:style-name="Code_20_source"><text:tab/><text:tab/><text:tab/>AND contratsinsertion.structurereferente_id = orientsstructs.structurereferente_id</text:p>
      <text:p text:style-name="Code_20_source"><text:tab/><text:tab/><text:tab/>AND orientsstructs.date_valid &lt;= date_saisi_ci</text:p>
      <text:p text:style-name="Code_20_source"><text:tab/><text:tab/>)</text:p>
      <text:p text:style-name="Code_20_source"><text:tab/><text:tab/>INNER JOIN personnes ON (</text:p>
      <text:p text:style-name="Code_20_source"><text:tab/><text:tab/><text:tab/>orientsstructs.personne_id = personnes.id</text:p>
      <text:p text:style-name="Code_20_source"><text:tab/><text:tab/>)</text:p>
      <text:p text:style-name="Code_20_source"><text:tab/><text:tab/>INNER JOIN prestations ON (</text:p>
      <text:p text:style-name="Code_20_source"><text:tab/><text:tab/><text:tab/>prestations.personne_id = personnes.id</text:p>
      <text:p text:style-name="Code_20_source"><text:tab/><text:tab/><text:tab/>AND prestations.natprest = 'RSA'</text:p>
      <text:p text:style-name="Code_20_source"><text:tab/><text:tab/><text:tab/>AND prestations.rolepers IN ( 'DEM', 'CJT' )</text:p>
      <text:p text:style-name="Code_20_source"><text:tab/><text:tab/>)</text:p>
      <text:p text:style-name="Code_20_source"><text:tab/><text:tab/>INNER JOIN calculsdroitsrsa ON (</text:p>
      <text:p text:style-name="Code_20_source"><text:tab/><text:tab/><text:tab/>personnes.id = calculsdroitsrsa.personne_id</text:p>
      <text:p text:style-name="Code_20_source"><text:tab/><text:tab/><text:tab/>AND calculsdroitsrsa.toppersdrodevorsa = '1'</text:p>
      <text:p text:style-name="Code_20_source"><text:tab/><text:tab/>)</text:p>
      <text:p text:style-name="Code_20_source"><text:tab/><text:tab/>INNER JOIN foyers ON (</text:p>
      <text:p text:style-name="Code_20_source"><text:tab/><text:tab/><text:tab/>personnes.foyer_id = foyers.id</text:p>
      <text:p text:style-name="Code_20_source"><text:tab/><text:tab/>)</text:p>
      <text:p text:style-name="Code_20_source"><text:tab/><text:tab/>INNER JOIN dossiers ON (</text:p>
      <text:p text:style-name="Code_20_source"><text:tab/><text:tab/><text:tab/>foyers.dossier_id = dossiers.id</text:p>
      <text:p text:style-name="Code_20_source"><text:tab/><text:tab/>)</text:p>
      <text:p text:style-name="Code_20_source"><text:tab/><text:tab/>INNER JOIN situationsdossiersrsa ON (</text:p>
      <text:p text:style-name="Code_20_source"><text:tab/><text:tab/><text:tab/>situationsdossiersrsa.dossier_id = dossiers.id</text:p>
      <text:p text:style-name="Code_20_source"><text:tab/><text:tab/><text:tab/>AND situationsdossiersrsa.etatdosrsa IN ( '2', '3', '4' )</text:p>
      <text:p text:style-name="Code_20_source"><text:tab/><text:tab/>)</text:p>
      <text:p text:style-name="Code_20_source"><text:tab/>WHERE</text:p>
      <text:p text:style-name="Code_20_source"><text:tab/><text:tab/>orientsstructs.date_valid IS NOT NULL</text:p>
      <text:p text:style-name="Code_20_source"><text:tab/><text:tab/>AND orientsstructs.statut_orient = 'Orienté'</text:p>
      <text:p text:style-name="Code_20_source"><text:tab/><text:tab/>AND orientsstructs.structurereferente_id IS NOT NULL</text:p>
      <text:p text:style-name="Code_20_source"><text:tab/><text:tab/>AND contratsinsertion.datevalidation_ci IS NOT NU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text-indent="0cm" style:auto-text-indent="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text-align="start" style:justify-single-word="false" fo:padding="0cm" fo:border-left="none" fo:border-right="none" fo:border-top="none" fo:border-bottom="0.002cm solid #000000" style:shadow="none" text:number-lines="true" text:line-number="0"/>
      <style:text-properties fo:font-size="170%"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style:shadow="none" text:number-lines="false" text:line-number="0">
        <style:background-image/>
      </style:paragraph-properties>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50%"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text-align="start" style:justify-single-word="false" style:shadow="none"/>
      <style:text-properties fo:font-size="130%"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 style:class="text" style:master-page-name="">
      <style:paragraph-properties style:page-number="auto"/>
      <style:text-properties fo:font-size="90%" fo:font-style="normal"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Heading_20_4" style:next-style-name="Text_20_body" style:default-outline-level="5" style:class="text">
      <style:paragraph-properties fo:background-color="transparent">
        <style:background-image/>
      </style:paragraph-properties>
      <style:text-properties fo:font-size="85%" fo:font-weight="normal" style:font-size-asian="85%" style:font-weight-asian="normal" style:font-size-complex="85%"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6" style:display-name="Heading 6" style:family="paragraph" style:parent-style-name="Heading_20_5" style:next-style-name="Text_20_body" style:default-outline-level="6" style:class="text">
      <style:text-properties fo:font-size="80%" fo:font-weight="normal" style:font-size-asian="75%" style:font-weight-asian="normal" style:font-size-complex="7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de_20_source" style:display-name="Code source" style:family="paragraph" style:parent-style-name="Text_20_body" style:class="html" style:master-page-name="">
      <style:paragraph-properties fo:margin-left="0cm" fo:margin-right="0.25cm" fo:margin-top="0cm" fo:margin-bottom="0cm" fo:text-indent="0cm" style:auto-text-indent="false" style:page-number="auto" fo:background-color="#ffffcc" fo:padding="0.049cm" fo:border="0.002cm solid #808080" style:shadow="none">
        <style:background-image/>
      </style:paragraph-properties>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c4ed4"/>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Webrsa: spécifications du module « EP »</text:title><text:tab/><text:span text:style-name="MT1">21</text:span>/10/2010<text:tab/><text:page-number text:select-page="current">1</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0-08-09T15:46:08</meta:creation-date>
    <meta:generator>OpenOffice.org/3.2$Linux OpenOffice.org_project/320m19$Build-9505</meta:generator>
    <dc:date>2010-10-21T14:01:53</dc:date>
    <dc:creator>Christian Buffin</dc:creator>
    <meta:editing-duration>PT83H41M45S</meta:editing-duration>
    <meta:editing-cycles>665</meta:editing-cycles>
    <dc:title>Webrsa: spécifications du module « EP »</dc:title>
    <meta:printed-by>Christian Buffin</meta:printed-by>
    <meta:print-date>2010-10-15T16:21:24</meta:print-date>
    <meta:document-statistic meta:table-count="10" meta:image-count="0" meta:object-count="0" meta:page-count="22" meta:paragraph-count="618" meta:word-count="4973" meta:character-count="30811"/>
  </office:meta>
</office:document-meta>
</file>